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style:vertical-align="middle"/>
    </style:style>
    <style:style style:name="ce90" style:family="table-cell" style:parent-style-name="Default" style:data-style-name="N0">
      <style:text-properties fo:color="#FF0000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638730" table:style-name="ce58">
            <text:p>8,638,730</text:p>
          </table:table-cell>
          <table:table-cell office:value-type="float" office:value="23562318" table:style-name="ce59">
            <text:p>23,562,318</text:p>
          </table:table-cell>
          <table:table-cell office:value-type="float" office:value="11717615" table:style-name="ce59">
            <text:p>11,717,615</text:p>
          </table:table-cell>
          <table:table-cell office:value-type="float" office:value="11844703" table:style-name="ce60">
            <text:p>11,844,703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40904" table:style-name="ce58">
            <text:p>1,540,904</text:p>
          </table:table-cell>
          <table:table-cell office:value-type="float" office:value="3985698" table:style-name="ce63">
            <text:p>3,985,698</text:p>
          </table:table-cell>
          <table:table-cell office:value-type="float" office:value="1953214" table:style-name="ce63">
            <text:p>1,953,214</text:p>
          </table:table-cell>
          <table:table-cell office:value-type="float" office:value="2032484" table:style-name="ce60">
            <text:p>2,032,48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50509" table:style-name="ce58">
            <text:p>1,050,509</text:p>
          </table:table-cell>
          <table:table-cell office:value-type="float" office:value="2683202" table:style-name="ce63">
            <text:p>2,683,202</text:p>
          </table:table-cell>
          <table:table-cell office:value-type="float" office:value="1282133" table:style-name="ce63">
            <text:p>1,282,133</text:p>
          </table:table-cell>
          <table:table-cell office:value-type="float" office:value="1401069" table:style-name="ce60">
            <text:p>1,401,06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87671" table:style-name="ce58">
            <text:p>787,671</text:p>
          </table:table-cell>
          <table:table-cell office:value-type="float" office:value="2181470" table:style-name="ce63">
            <text:p>2,181,470</text:p>
          </table:table-cell>
          <table:table-cell office:value-type="float" office:value="1086784" table:style-name="ce63">
            <text:p>1,086,784</text:p>
          </table:table-cell>
          <table:table-cell office:value-type="float" office:value="1094686" table:style-name="ce60">
            <text:p>1,094,68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56889" table:style-name="ce58">
            <text:p>956,889</text:p>
          </table:table-cell>
          <table:table-cell office:value-type="float" office:value="2783298" table:style-name="ce63">
            <text:p>2,783,298</text:p>
          </table:table-cell>
          <table:table-cell office:value-type="float" office:value="1372589" table:style-name="ce63">
            <text:p>1,372,589</text:p>
          </table:table-cell>
          <table:table-cell office:value-type="float" office:value="1410709" table:style-name="ce60">
            <text:p>1,410,70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83336" table:style-name="ce58">
            <text:p>683,336</text:p>
          </table:table-cell>
          <table:table-cell office:value-type="float" office:value="1886387" table:style-name="ce63">
            <text:p>1,886,387</text:p>
          </table:table-cell>
          <table:table-cell office:value-type="float" office:value="942286" table:style-name="ce63">
            <text:p>942,286</text:p>
          </table:table-cell>
          <table:table-cell office:value-type="float" office:value="944101" table:style-name="ce60">
            <text:p>944,10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91320" table:style-name="ce58">
            <text:p>1,091,320</text:p>
          </table:table-cell>
          <table:table-cell office:value-type="float" office:value="2776791" table:style-name="ce62">
            <text:p>2,776,791</text:p>
          </table:table-cell>
          <table:table-cell office:value-type="float" office:value="1375921" table:style-name="ce63">
            <text:p>1,375,921</text:p>
          </table:table-cell>
          <table:table-cell office:value-type="float" office:value="1400870" table:style-name="ce60">
            <text:p>1,400,870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85417" table:style-name="ce58">
            <text:p>2,485,417</text:p>
          </table:table-cell>
          <table:table-cell office:value-type="float" office:value="7115607" table:style-name="ce62">
            <text:p>7,115,607</text:p>
          </table:table-cell>
          <table:table-cell office:value-type="float" office:value="3628888" table:style-name="ce63">
            <text:p>3,628,888</text:p>
          </table:table-cell>
          <table:table-cell office:value-type="float" office:value="3486719" table:style-name="ce60">
            <text:p>3,486,719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8496" table:style-name="ce37">
            <text:p>168,496</text:p>
          </table:table-cell>
          <table:table-cell office:value-type="float" office:value="456756" table:style-name="ce38">
            <text:p>456,756</text:p>
          </table:table-cell>
          <table:table-cell office:value-type="float" office:value="231133" table:style-name="ce38">
            <text:p>231,133</text:p>
          </table:table-cell>
          <table:table-cell office:value-type="float" office:value="225623" table:style-name="ce38">
            <text:p>225,62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90746" table:style-name="ce37">
            <text:p>190,746</text:p>
          </table:table-cell>
          <table:table-cell office:value-type="float" office:value="551447" table:style-name="ce38">
            <text:p>551,447</text:p>
          </table:table-cell>
          <table:table-cell office:value-type="float" office:value="281746" table:style-name="ce38">
            <text:p>281,746</text:p>
          </table:table-cell>
          <table:table-cell office:value-type="float" office:value="269701" table:style-name="ce38">
            <text:p>269,701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7631" table:style-name="ce37">
            <text:p>187,631</text:p>
          </table:table-cell>
          <table:table-cell office:value-type="float" office:value="554652" table:style-name="ce38">
            <text:p>554,652</text:p>
          </table:table-cell>
          <table:table-cell office:value-type="float" office:value="286255" table:style-name="ce38">
            <text:p>286,255</text:p>
          </table:table-cell>
          <table:table-cell office:value-type="float" office:value="268397" table:style-name="ce38">
            <text:p>268,39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6917" table:style-name="ce37">
            <text:p>386,917</text:p>
          </table:table-cell>
          <table:table-cell office:value-type="float" office:value="1282934" table:style-name="ce38">
            <text:p>1,282,934</text:p>
          </table:table-cell>
          <table:table-cell office:value-type="float" office:value="654036" table:style-name="ce38">
            <text:p>654,036</text:p>
          </table:table-cell>
          <table:table-cell office:value-type="float" office:value="628898" table:style-name="ce38">
            <text:p>628,89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8051" table:style-name="ce37">
            <text:p>178,051</text:p>
          </table:table-cell>
          <table:table-cell office:value-type="float" office:value="501757" table:style-name="ce38">
            <text:p>501,757</text:p>
          </table:table-cell>
          <table:table-cell office:value-type="float" office:value="257101" table:style-name="ce38">
            <text:p>257,101</text:p>
          </table:table-cell>
          <table:table-cell office:value-type="float" office:value="244656" table:style-name="ce38">
            <text:p>244,656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0332" table:style-name="ce37">
            <text:p>240,332</text:p>
          </table:table-cell>
          <table:table-cell office:value-type="float" office:value="691021" table:style-name="ce38">
            <text:p>691,021</text:p>
          </table:table-cell>
          <table:table-cell office:value-type="float" office:value="358578" table:style-name="ce38">
            <text:p>358,578</text:p>
          </table:table-cell>
          <table:table-cell office:value-type="float" office:value="332443" table:style-name="ce38">
            <text:p>332,4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860" table:style-name="ce37">
            <text:p>182,860</text:p>
          </table:table-cell>
          <table:table-cell office:value-type="float" office:value="511797" table:style-name="ce38">
            <text:p>511,797</text:p>
          </table:table-cell>
          <table:table-cell office:value-type="float" office:value="266244" table:style-name="ce38">
            <text:p>266,244</text:p>
          </table:table-cell>
          <table:table-cell office:value-type="float" office:value="245553" table:style-name="ce38">
            <text:p>245,5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721" table:style-name="ce37">
            <text:p>286,721</text:p>
          </table:table-cell>
          <table:table-cell office:value-type="float" office:value="830697" table:style-name="ce38">
            <text:p>830,697</text:p>
          </table:table-cell>
          <table:table-cell office:value-type="float" office:value="424893" table:style-name="ce38">
            <text:p>424,893</text:p>
          </table:table-cell>
          <table:table-cell office:value-type="float" office:value="405804" table:style-name="ce38">
            <text:p>405,8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872" table:style-name="ce37">
            <text:p>82,872</text:p>
          </table:table-cell>
          <table:table-cell office:value-type="float" office:value="219686" table:style-name="ce56">
            <text:p>219,686</text:p>
          </table:table-cell>
          <table:table-cell office:value-type="float" office:value="113451" table:style-name="ce38">
            <text:p>113,451</text:p>
          </table:table-cell>
          <table:table-cell office:value-type="float" office:value="106235" table:style-name="ce38">
            <text:p>106,2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808" table:style-name="ce37">
            <text:p>125,808</text:p>
          </table:table-cell>
          <table:table-cell office:value-type="float" office:value="329462" table:style-name="ce38">
            <text:p>329,462</text:p>
          </table:table-cell>
          <table:table-cell office:value-type="float" office:value="167352" table:style-name="ce38">
            <text:p>167,352</text:p>
          </table:table-cell>
          <table:table-cell office:value-type="float" office:value="162110" table:style-name="ce38">
            <text:p>162,1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849" table:style-name="ce37">
            <text:p>39,849</text:p>
          </table:table-cell>
          <table:table-cell office:value-type="float" office:value="103956" table:style-name="ce38">
            <text:p>103,956</text:p>
          </table:table-cell>
          <table:table-cell office:value-type="float" office:value="53579" table:style-name="ce38">
            <text:p>53,579</text:p>
          </table:table-cell>
          <table:table-cell office:value-type="float" office:value="50377" table:style-name="ce38">
            <text:p>50,3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809" table:style-name="ce37">
            <text:p>152,809</text:p>
          </table:table-cell>
          <table:table-cell office:value-type="float" office:value="371669" table:style-name="ce38">
            <text:p>371,669</text:p>
          </table:table-cell>
          <table:table-cell office:value-type="float" office:value="186037" table:style-name="ce38">
            <text:p>186,037</text:p>
          </table:table-cell>
          <table:table-cell office:value-type="float" office:value="185632" table:style-name="ce38">
            <text:p>185,6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2915" table:style-name="ce37">
            <text:p>162,915</text:p>
          </table:table-cell>
          <table:table-cell office:value-type="float" office:value="440409" table:style-name="ce38">
            <text:p>440,409</text:p>
          </table:table-cell>
          <table:table-cell office:value-type="float" office:value="217528" table:style-name="ce38">
            <text:p>217,528</text:p>
          </table:table-cell>
          <table:table-cell office:value-type="float" office:value="222881" table:style-name="ce38">
            <text:p>222,8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410" table:style-name="ce37">
            <text:p>99,410</text:p>
          </table:table-cell>
          <table:table-cell office:value-type="float" office:value="269364" table:style-name="ce38">
            <text:p>269,364</text:p>
          </table:table-cell>
          <table:table-cell office:value-type="float" office:value="130955" table:style-name="ce38">
            <text:p>130,955</text:p>
          </table:table-cell>
          <table:table-cell office:value-type="float" office:value="138409" table:style-name="ce38">
            <text:p>138,40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684" table:style-name="ce58">
            <text:p>42,684</text:p>
          </table:table-cell>
          <table:table-cell office:value-type="float" office:value="149865" table:style-name="ce62">
            <text:p>149,865</text:p>
          </table:table-cell>
          <table:table-cell office:value-type="float" office:value="75800" table:style-name="ce62">
            <text:p>75,800</text:p>
          </table:table-cell>
          <table:table-cell office:value-type="float" office:value="74065" table:style-name="ce62">
            <text:p>74,0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853" table:style-name="ce37">
            <text:p>39,853</text:p>
          </table:table-cell>
          <table:table-cell office:value-type="float" office:value="137042" table:style-name="ce38">
            <text:p>137,042</text:p>
          </table:table-cell>
          <table:table-cell office:value-type="float" office:value="68495" table:style-name="ce38">
            <text:p>68,495</text:p>
          </table:table-cell>
          <table:table-cell office:value-type="float" office:value="68547" table:style-name="ce38">
            <text:p>68,54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831" table:style-name="ce39">
            <text:p>2,831</text:p>
          </table:table-cell>
          <table:table-cell office:value-type="float" office:value="12823" table:style-name="ce40">
            <text:p>12,823</text:p>
          </table:table-cell>
          <table:table-cell office:value-type="float" office:value="7305" table:style-name="ce40">
            <text:p>7,305</text:p>
          </table:table-cell>
          <table:table-cell office:value-type="float" office:value="5518" table:style-name="ce40">
            <text:p>5,518</text:p>
          </table:table-cell>
          <table:table-cell table:number-columns-repeated="16379" table:style-name="ce1"/>
        </table:table-row>
        <table:table-row table:style-name="ro7">
          <table:table-cell table:style-name="ce88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11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40904" table:style-name="ce83">
            <text:p>1,540,904</text:p>
          </table:table-cell>
          <table:table-cell office:value-type="float" office:value="3985698" table:style-name="ce80">
            <text:p>3,985,698</text:p>
          </table:table-cell>
          <table:table-cell office:value-type="float" office:value="1953214" table:style-name="ce80">
            <text:p>1,953,214</text:p>
          </table:table-cell>
          <table:table-cell office:value-type="float" office:value="2032484" table:style-name="ce84">
            <text:p>2,032,48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8053" table:style-name="ce9">
            <text:p>208,053</text:p>
          </table:table-cell>
          <table:table-cell office:value-type="float" office:value="551464" table:style-name="ce11">
            <text:p>551,464</text:p>
          </table:table-cell>
          <table:table-cell office:value-type="float" office:value="269293" table:style-name="ce11">
            <text:p>269,293</text:p>
          </table:table-cell>
          <table:table-cell office:value-type="float" office:value="282171" table:style-name="ce23">
            <text:p>282,17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900" table:style-name="ce9">
            <text:p>150,900</text:p>
          </table:table-cell>
          <table:table-cell office:value-type="float" office:value="387823" table:style-name="ce11">
            <text:p>387,823</text:p>
          </table:table-cell>
          <table:table-cell office:value-type="float" office:value="190889" table:style-name="ce11">
            <text:p>190,889</text:p>
          </table:table-cell>
          <table:table-cell office:value-type="float" office:value="196934" table:style-name="ce23">
            <text:p>196,93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5208" table:style-name="ce9">
            <text:p>165,208</text:p>
          </table:table-cell>
          <table:table-cell office:value-type="float" office:value="413633" table:style-name="ce11">
            <text:p>413,633</text:p>
          </table:table-cell>
          <table:table-cell office:value-type="float" office:value="201173" table:style-name="ce11">
            <text:p>201,173</text:p>
          </table:table-cell>
          <table:table-cell office:value-type="float" office:value="212460" table:style-name="ce23">
            <text:p>212,46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969" table:style-name="ce9">
            <text:p>90,969</text:p>
          </table:table-cell>
          <table:table-cell office:value-type="float" office:value="222815" table:style-name="ce11">
            <text:p>222,815</text:p>
          </table:table-cell>
          <table:table-cell office:value-type="float" office:value="105736" table:style-name="ce11">
            <text:p>105,736</text:p>
          </table:table-cell>
          <table:table-cell office:value-type="float" office:value="117079" table:style-name="ce23">
            <text:p>117,07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2911" table:style-name="ce9">
            <text:p>152,911</text:p>
          </table:table-cell>
          <table:table-cell office:value-type="float" office:value="416221" table:style-name="ce11">
            <text:p>416,221</text:p>
          </table:table-cell>
          <table:table-cell office:value-type="float" office:value="203151" table:style-name="ce11">
            <text:p>203,151</text:p>
          </table:table-cell>
          <table:table-cell office:value-type="float" office:value="213070" table:style-name="ce23">
            <text:p>213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6528" table:style-name="ce9">
            <text:p>126,528</text:p>
          </table:table-cell>
          <table:table-cell office:value-type="float" office:value="302032" table:style-name="ce11">
            <text:p>302,032</text:p>
          </table:table-cell>
          <table:table-cell office:value-type="float" office:value="145306" table:style-name="ce11">
            <text:p>145,306</text:p>
          </table:table-cell>
          <table:table-cell office:value-type="float" office:value="156726" table:style-name="ce23">
            <text:p>156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430" table:style-name="ce9">
            <text:p>66,430</text:p>
          </table:table-cell>
          <table:table-cell office:value-type="float" office:value="184195" table:style-name="ce11">
            <text:p>184,195</text:p>
          </table:table-cell>
          <table:table-cell office:value-type="float" office:value="91890" table:style-name="ce11">
            <text:p>91,890</text:p>
          </table:table-cell>
          <table:table-cell office:value-type="float" office:value="92305" table:style-name="ce23">
            <text:p>92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748" table:style-name="ce9">
            <text:p>29,748</text:p>
          </table:table-cell>
          <table:table-cell office:value-type="float" office:value="86632" table:style-name="ce11">
            <text:p>86,632</text:p>
          </table:table-cell>
          <table:table-cell office:value-type="float" office:value="43432" table:style-name="ce11">
            <text:p>43,432</text:p>
          </table:table-cell>
          <table:table-cell office:value-type="float" office:value="43200" table:style-name="ce23">
            <text:p>43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536" table:style-name="ce9">
            <text:p>42,536</text:p>
          </table:table-cell>
          <table:table-cell office:value-type="float" office:value="114735" table:style-name="ce11">
            <text:p>114,735</text:p>
          </table:table-cell>
          <table:table-cell office:value-type="float" office:value="57580" table:style-name="ce11">
            <text:p>57,580</text:p>
          </table:table-cell>
          <table:table-cell office:value-type="float" office:value="57155" table:style-name="ce23">
            <text:p>57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4431" table:style-name="ce9">
            <text:p>74,431</text:p>
          </table:table-cell>
          <table:table-cell office:value-type="float" office:value="169121" table:style-name="ce11">
            <text:p>169,121</text:p>
          </table:table-cell>
          <table:table-cell office:value-type="float" office:value="81172" table:style-name="ce11">
            <text:p>81,172</text:p>
          </table:table-cell>
          <table:table-cell office:value-type="float" office:value="87949" table:style-name="ce23">
            <text:p>87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874" table:style-name="ce9">
            <text:p>86,874</text:p>
          </table:table-cell>
          <table:table-cell office:value-type="float" office:value="199240" table:style-name="ce11">
            <text:p>199,240</text:p>
          </table:table-cell>
          <table:table-cell office:value-type="float" office:value="97243" table:style-name="ce11">
            <text:p>97,243</text:p>
          </table:table-cell>
          <table:table-cell office:value-type="float" office:value="101997" table:style-name="ce23">
            <text:p>101,9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94" table:style-name="ce9">
            <text:p>16,194</text:p>
          </table:table-cell>
          <table:table-cell office:value-type="float" office:value="40375" table:style-name="ce11">
            <text:p>40,375</text:p>
          </table:table-cell>
          <table:table-cell office:value-type="float" office:value="20375" table:style-name="ce11">
            <text:p>20,375</text:p>
          </table:table-cell>
          <table:table-cell office:value-type="float" office:value="20000" table:style-name="ce23">
            <text:p>20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933" table:style-name="ce9">
            <text:p>86,933</text:p>
          </table:table-cell>
          <table:table-cell office:value-type="float" office:value="238175" table:style-name="ce11">
            <text:p>238,175</text:p>
          </table:table-cell>
          <table:table-cell office:value-type="float" office:value="117558" table:style-name="ce11">
            <text:p>117,558</text:p>
          </table:table-cell>
          <table:table-cell office:value-type="float" office:value="120617" table:style-name="ce23">
            <text:p>120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875" table:style-name="ce9">
            <text:p>70,875</text:p>
          </table:table-cell>
          <table:table-cell office:value-type="float" office:value="201285" table:style-name="ce11">
            <text:p>201,285</text:p>
          </table:table-cell>
          <table:table-cell office:value-type="float" office:value="98871" table:style-name="ce11">
            <text:p>98,871</text:p>
          </table:table-cell>
          <table:table-cell office:value-type="float" office:value="102414" table:style-name="ce23">
            <text:p>102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1348" table:style-name="ce9">
            <text:p>31,348</text:p>
          </table:table-cell>
          <table:table-cell office:value-type="float" office:value="84797" table:style-name="ce11">
            <text:p>84,797</text:p>
          </table:table-cell>
          <table:table-cell office:value-type="float" office:value="42782" table:style-name="ce11">
            <text:p>42,782</text:p>
          </table:table-cell>
          <table:table-cell office:value-type="float" office:value="42015" table:style-name="ce23">
            <text:p>42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465" table:style-name="ce9">
            <text:p>28,465</text:p>
          </table:table-cell>
          <table:table-cell office:value-type="float" office:value="78885" table:style-name="ce11">
            <text:p>78,885</text:p>
          </table:table-cell>
          <table:table-cell office:value-type="float" office:value="39147" table:style-name="ce11">
            <text:p>39,147</text:p>
          </table:table-cell>
          <table:table-cell office:value-type="float" office:value="39738" table:style-name="ce23">
            <text:p>39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1769" table:style-name="ce9">
            <text:p>41,769</text:p>
          </table:table-cell>
          <table:table-cell office:value-type="float" office:value="105645" table:style-name="ce11">
            <text:p>105,645</text:p>
          </table:table-cell>
          <table:table-cell office:value-type="float" office:value="51445" table:style-name="ce11">
            <text:p>51,445</text:p>
          </table:table-cell>
          <table:table-cell office:value-type="float" office:value="54200" table:style-name="ce23">
            <text:p>54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14" table:style-name="ce9">
            <text:p>9,614</text:p>
          </table:table-cell>
          <table:table-cell office:value-type="float" office:value="23684" table:style-name="ce11">
            <text:p>23,684</text:p>
          </table:table-cell>
          <table:table-cell office:value-type="float" office:value="11850" table:style-name="ce11">
            <text:p>11,850</text:p>
          </table:table-cell>
          <table:table-cell office:value-type="float" office:value="11834" table:style-name="ce23">
            <text:p>11,8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9" table:style-name="ce9">
            <text:p>3,369</text:p>
          </table:table-cell>
          <table:table-cell office:value-type="float" office:value="7672" table:style-name="ce11">
            <text:p>7,672</text:p>
          </table:table-cell>
          <table:table-cell office:value-type="float" office:value="4217" table:style-name="ce11">
            <text:p>4,217</text:p>
          </table:table-cell>
          <table:table-cell office:value-type="float" office:value="3455" table:style-name="ce23">
            <text:p>3,4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5" table:style-name="ce9">
            <text:p>2,515</text:p>
          </table:table-cell>
          <table:table-cell office:value-type="float" office:value="6542" table:style-name="ce11">
            <text:p>6,542</text:p>
          </table:table-cell>
          <table:table-cell office:value-type="float" office:value="3634" table:style-name="ce11">
            <text:p>3,634</text:p>
          </table:table-cell>
          <table:table-cell office:value-type="float" office:value="2908" table:style-name="ce23">
            <text:p>2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64" table:style-name="ce9">
            <text:p>9,464</text:p>
          </table:table-cell>
          <table:table-cell office:value-type="float" office:value="23235" table:style-name="ce11">
            <text:p>23,235</text:p>
          </table:table-cell>
          <table:table-cell office:value-type="float" office:value="11950" table:style-name="ce11">
            <text:p>11,950</text:p>
          </table:table-cell>
          <table:table-cell office:value-type="float" office:value="11285" table:style-name="ce23">
            <text:p>11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5" table:style-name="ce9">
            <text:p>4,295</text:p>
          </table:table-cell>
          <table:table-cell office:value-type="float" office:value="12303" table:style-name="ce11">
            <text:p>12,303</text:p>
          </table:table-cell>
          <table:table-cell office:value-type="float" office:value="6363" table:style-name="ce11">
            <text:p>6,363</text:p>
          </table:table-cell>
          <table:table-cell office:value-type="float" office:value="5940" table:style-name="ce23">
            <text:p>5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502" table:style-name="ce9">
            <text:p>14,502</text:p>
          </table:table-cell>
          <table:table-cell office:value-type="float" office:value="38382" table:style-name="ce11">
            <text:p>38,382</text:p>
          </table:table-cell>
          <table:table-cell office:value-type="float" office:value="19146" table:style-name="ce11">
            <text:p>19,146</text:p>
          </table:table-cell>
          <table:table-cell office:value-type="float" office:value="19236" table:style-name="ce23">
            <text:p>19,2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07" table:style-name="ce9">
            <text:p>2,307</text:p>
          </table:table-cell>
          <table:table-cell office:value-type="float" office:value="4711" table:style-name="ce11">
            <text:p>4,711</text:p>
          </table:table-cell>
          <table:table-cell office:value-type="float" office:value="2606" table:style-name="ce11">
            <text:p>2,606</text:p>
          </table:table-cell>
          <table:table-cell office:value-type="float" office:value="2105" table:style-name="ce23">
            <text:p>2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2" table:style-name="ce9">
            <text:p>3,812</text:p>
          </table:table-cell>
          <table:table-cell office:value-type="float" office:value="8937" table:style-name="ce11">
            <text:p>8,937</text:p>
          </table:table-cell>
          <table:table-cell office:value-type="float" office:value="4835" table:style-name="ce11">
            <text:p>4,835</text:p>
          </table:table-cell>
          <table:table-cell office:value-type="float" office:value="4102" table:style-name="ce23">
            <text:p>4,1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1" table:style-name="ce9">
            <text:p>4,401</text:p>
          </table:table-cell>
          <table:table-cell office:value-type="float" office:value="12542" table:style-name="ce11">
            <text:p>12,542</text:p>
          </table:table-cell>
          <table:table-cell office:value-type="float" office:value="6383" table:style-name="ce11">
            <text:p>6,383</text:p>
          </table:table-cell>
          <table:table-cell office:value-type="float" office:value="6159" table:style-name="ce23">
            <text:p>6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07" table:style-name="ce9">
            <text:p>7,107</text:p>
          </table:table-cell>
          <table:table-cell office:value-type="float" office:value="22022" table:style-name="ce11">
            <text:p>22,022</text:p>
          </table:table-cell>
          <table:table-cell office:value-type="float" office:value="10856" table:style-name="ce11">
            <text:p>10,856</text:p>
          </table:table-cell>
          <table:table-cell office:value-type="float" office:value="11166" table:style-name="ce23">
            <text:p>11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82" table:style-name="ce9">
            <text:p>7,482</text:p>
          </table:table-cell>
          <table:table-cell office:value-type="float" office:value="22323" table:style-name="ce11">
            <text:p>22,323</text:p>
          </table:table-cell>
          <table:table-cell office:value-type="float" office:value="11229" table:style-name="ce11">
            <text:p>11,229</text:p>
          </table:table-cell>
          <table:table-cell office:value-type="float" office:value="11094" table:style-name="ce23">
            <text:p>11,09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※烏來區</text:p>
          </table:table-cell>
          <table:table-cell office:value-type="float" office:value="1864" table:style-name="ce16">
            <text:p>1,864</text:p>
          </table:table-cell>
          <table:table-cell office:value-type="float" office:value="6272" table:style-name="ce18">
            <text:p>6,272</text:p>
          </table:table-cell>
          <table:table-cell office:value-type="float" office:value="3102" table:style-name="ce18">
            <text:p>3,102</text:p>
          </table:table-cell>
          <table:table-cell office:value-type="float" office:value="3170" table:style-name="ce19">
            <text:p>3,170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50509" table:style-name="ce72">
            <text:p>1,050,509</text:p>
          </table:table-cell>
          <table:table-cell office:value-type="float" office:value="2683202" table:style-name="ce80">
            <text:p>2,683,202</text:p>
          </table:table-cell>
          <table:table-cell office:value-type="float" office:value="1282133" table:style-name="ce80">
            <text:p>1,282,133</text:p>
          </table:table-cell>
          <table:table-cell office:value-type="float" office:value="1401069" table:style-name="ce74">
            <text:p>1,401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459" table:style-name="ce53">
            <text:p>80,459</text:p>
          </table:table-cell>
          <table:table-cell office:value-type="float" office:value="206905" table:style-name="ce11">
            <text:p>206,905</text:p>
          </table:table-cell>
          <table:table-cell office:value-type="float" office:value="97095" table:style-name="ce11">
            <text:p>97,095</text:p>
          </table:table-cell>
          <table:table-cell office:value-type="float" office:value="109810" table:style-name="ce10">
            <text:p>109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83" table:style-name="ce53">
            <text:p>89,483</text:p>
          </table:table-cell>
          <table:table-cell office:value-type="float" office:value="225911" table:style-name="ce11">
            <text:p>225,911</text:p>
          </table:table-cell>
          <table:table-cell office:value-type="float" office:value="107860" table:style-name="ce11">
            <text:p>107,860</text:p>
          </table:table-cell>
          <table:table-cell office:value-type="float" office:value="118051" table:style-name="ce10">
            <text:p>118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750" table:style-name="ce53">
            <text:p>120,750</text:p>
          </table:table-cell>
          <table:table-cell office:value-type="float" office:value="309977" table:style-name="ce11">
            <text:p>309,977</text:p>
          </table:table-cell>
          <table:table-cell office:value-type="float" office:value="144816" table:style-name="ce11">
            <text:p>144,816</text:p>
          </table:table-cell>
          <table:table-cell office:value-type="float" office:value="165161" table:style-name="ce10">
            <text:p>165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250" table:style-name="ce53">
            <text:p>100,250</text:p>
          </table:table-cell>
          <table:table-cell office:value-type="float" office:value="230778" table:style-name="ce11">
            <text:p>230,778</text:p>
          </table:table-cell>
          <table:table-cell office:value-type="float" office:value="107377" table:style-name="ce11">
            <text:p>107,377</text:p>
          </table:table-cell>
          <table:table-cell office:value-type="float" office:value="123401" table:style-name="ce10">
            <text:p>123,4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92" table:style-name="ce53">
            <text:p>65,092</text:p>
          </table:table-cell>
          <table:table-cell office:value-type="float" office:value="159556" table:style-name="ce11">
            <text:p>159,556</text:p>
          </table:table-cell>
          <table:table-cell office:value-type="float" office:value="76180" table:style-name="ce11">
            <text:p>76,180</text:p>
          </table:table-cell>
          <table:table-cell office:value-type="float" office:value="83376" table:style-name="ce10">
            <text:p>83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737" table:style-name="ce53">
            <text:p>51,737</text:p>
          </table:table-cell>
          <table:table-cell office:value-type="float" office:value="129263" table:style-name="ce11">
            <text:p>129,263</text:p>
          </table:table-cell>
          <table:table-cell office:value-type="float" office:value="63064" table:style-name="ce11">
            <text:p>63,064</text:p>
          </table:table-cell>
          <table:table-cell office:value-type="float" office:value="66199" table:style-name="ce10">
            <text:p>66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674" table:style-name="ce53">
            <text:p>78,674</text:p>
          </table:table-cell>
          <table:table-cell office:value-type="float" office:value="192074" table:style-name="ce11">
            <text:p>192,074</text:p>
          </table:table-cell>
          <table:table-cell office:value-type="float" office:value="94361" table:style-name="ce11">
            <text:p>94,361</text:p>
          </table:table-cell>
          <table:table-cell office:value-type="float" office:value="97713" table:style-name="ce10">
            <text:p>97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377" table:style-name="ce53">
            <text:p>105,377</text:p>
          </table:table-cell>
          <table:table-cell office:value-type="float" office:value="274287" table:style-name="ce11">
            <text:p>274,287</text:p>
          </table:table-cell>
          <table:table-cell office:value-type="float" office:value="131646" table:style-name="ce11">
            <text:p>131,646</text:p>
          </table:table-cell>
          <table:table-cell office:value-type="float" office:value="142641" table:style-name="ce10">
            <text:p>142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058" table:style-name="ce53">
            <text:p>47,058</text:p>
          </table:table-cell>
          <table:table-cell office:value-type="float" office:value="122203" table:style-name="ce11">
            <text:p>122,203</text:p>
          </table:table-cell>
          <table:table-cell office:value-type="float" office:value="59756" table:style-name="ce11">
            <text:p>59,756</text:p>
          </table:table-cell>
          <table:table-cell office:value-type="float" office:value="62447" table:style-name="ce10">
            <text:p>62,4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800" table:style-name="ce53">
            <text:p>107,800</text:p>
          </table:table-cell>
          <table:table-cell office:value-type="float" office:value="287484" table:style-name="ce11">
            <text:p>287,484</text:p>
          </table:table-cell>
          <table:table-cell office:value-type="float" office:value="137339" table:style-name="ce11">
            <text:p>137,339</text:p>
          </table:table-cell>
          <table:table-cell office:value-type="float" office:value="150145" table:style-name="ce10">
            <text:p>150,1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068" table:style-name="ce53">
            <text:p>107,068</text:p>
          </table:table-cell>
          <table:table-cell office:value-type="float" office:value="288320" table:style-name="ce11">
            <text:p>288,320</text:p>
          </table:table-cell>
          <table:table-cell office:value-type="float" office:value="139114" table:style-name="ce11">
            <text:p>139,114</text:p>
          </table:table-cell>
          <table:table-cell office:value-type="float" office:value="149206" table:style-name="ce10">
            <text:p>149,20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761" table:style-name="ce54">
            <text:p>96,761</text:p>
          </table:table-cell>
          <table:table-cell office:value-type="float" office:value="256444" table:style-name="ce18">
            <text:p>256,444</text:p>
          </table:table-cell>
          <table:table-cell office:value-type="float" office:value="123525" table:style-name="ce18">
            <text:p>123,525</text:p>
          </table:table-cell>
          <table:table-cell office:value-type="float" office:value="132919" table:style-name="ce17">
            <text:p>132,919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87671" table:style-name="ce72">
            <text:p>787,671</text:p>
          </table:table-cell>
          <table:table-cell office:value-type="float" office:value="2181470" table:style-name="ce80">
            <text:p>2,181,470</text:p>
          </table:table-cell>
          <table:table-cell office:value-type="float" office:value="1086784" table:style-name="ce80">
            <text:p>1,086,784</text:p>
          </table:table-cell>
          <table:table-cell office:value-type="float" office:value="1094686" table:style-name="ce84">
            <text:p>1,094,686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5488" table:style-name="ce53">
            <text:p>165,488</text:p>
          </table:table-cell>
          <table:table-cell office:value-type="float" office:value="439643" table:style-name="ce11">
            <text:p>439,643</text:p>
          </table:table-cell>
          <table:table-cell office:value-type="float" office:value="213627" table:style-name="ce11">
            <text:p>213,627</text:p>
          </table:table-cell>
          <table:table-cell office:value-type="float" office:value="226016" table:style-name="ce23">
            <text:p>226,016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8884" table:style-name="ce53">
            <text:p>148,884</text:p>
          </table:table-cell>
          <table:table-cell office:value-type="float" office:value="403915" table:style-name="ce11">
            <text:p>403,915</text:p>
          </table:table-cell>
          <table:table-cell office:value-type="float" office:value="199107" table:style-name="ce11">
            <text:p>199,107</text:p>
          </table:table-cell>
          <table:table-cell office:value-type="float" office:value="204808" table:style-name="ce23">
            <text:p>204,808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2328" table:style-name="ce53">
            <text:p>32,328</text:p>
          </table:table-cell>
          <table:table-cell office:value-type="float" office:value="94370" table:style-name="ce11">
            <text:p>94,370</text:p>
          </table:table-cell>
          <table:table-cell office:value-type="float" office:value="48126" table:style-name="ce11">
            <text:p>48,126</text:p>
          </table:table-cell>
          <table:table-cell office:value-type="float" office:value="46244" table:style-name="ce23">
            <text:p>46,24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7823" table:style-name="ce53">
            <text:p>57,823</text:p>
          </table:table-cell>
          <table:table-cell office:value-type="float" office:value="167075" table:style-name="ce11">
            <text:p>167,075</text:p>
          </table:table-cell>
          <table:table-cell office:value-type="float" office:value="84211" table:style-name="ce11">
            <text:p>84,211</text:p>
          </table:table-cell>
          <table:table-cell office:value-type="float" office:value="82864" table:style-name="ce23">
            <text:p>82,86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8055" table:style-name="ce53">
            <text:p>58,055</text:p>
          </table:table-cell>
          <table:table-cell office:value-type="float" office:value="161450" table:style-name="ce11">
            <text:p>161,450</text:p>
          </table:table-cell>
          <table:table-cell office:value-type="float" office:value="80218" table:style-name="ce11">
            <text:p>80,218</text:p>
          </table:table-cell>
          <table:table-cell office:value-type="float" office:value="81232" table:style-name="ce23">
            <text:p>81,232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734" table:style-name="ce53">
            <text:p>32,734</text:p>
          </table:table-cell>
          <table:table-cell office:value-type="float" office:value="88860" table:style-name="ce11">
            <text:p>88,860</text:p>
          </table:table-cell>
          <table:table-cell office:value-type="float" office:value="45422" table:style-name="ce11">
            <text:p>45,422</text:p>
          </table:table-cell>
          <table:table-cell office:value-type="float" office:value="43438" table:style-name="ce23">
            <text:p>43,438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1079" table:style-name="ce53">
            <text:p>61,079</text:p>
          </table:table-cell>
          <table:table-cell office:value-type="float" office:value="156971" table:style-name="ce11">
            <text:p>156,971</text:p>
          </table:table-cell>
          <table:table-cell office:value-type="float" office:value="78259" table:style-name="ce11">
            <text:p>78,259</text:p>
          </table:table-cell>
          <table:table-cell office:value-type="float" office:value="78712" table:style-name="ce23">
            <text:p>78,712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0224" table:style-name="ce53">
            <text:p>70,224</text:p>
          </table:table-cell>
          <table:table-cell office:value-type="float" office:value="197261" table:style-name="ce11">
            <text:p>197,261</text:p>
          </table:table-cell>
          <table:table-cell office:value-type="float" office:value="98822" table:style-name="ce11">
            <text:p>98,822</text:p>
          </table:table-cell>
          <table:table-cell office:value-type="float" office:value="98439" table:style-name="ce23">
            <text:p>98,439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595" table:style-name="ce53">
            <text:p>41,595</text:p>
          </table:table-cell>
          <table:table-cell office:value-type="float" office:value="121496" table:style-name="ce11">
            <text:p>121,496</text:p>
          </table:table-cell>
          <table:table-cell office:value-type="float" office:value="60906" table:style-name="ce11">
            <text:p>60,906</text:p>
          </table:table-cell>
          <table:table-cell office:value-type="float" office:value="60590" table:style-name="ce23">
            <text:p>60,590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792" table:style-name="ce53">
            <text:p>76,792</text:p>
          </table:table-cell>
          <table:table-cell office:value-type="float" office:value="223754" table:style-name="ce11">
            <text:p>223,754</text:p>
          </table:table-cell>
          <table:table-cell office:value-type="float" office:value="111263" table:style-name="ce11">
            <text:p>111,263</text:p>
          </table:table-cell>
          <table:table-cell office:value-type="float" office:value="112491" table:style-name="ce23">
            <text:p>112,491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235" table:style-name="ce53">
            <text:p>16,235</text:p>
          </table:table-cell>
          <table:table-cell office:value-type="float" office:value="48888" table:style-name="ce11">
            <text:p>48,888</text:p>
          </table:table-cell>
          <table:table-cell office:value-type="float" office:value="26033" table:style-name="ce11">
            <text:p>26,033</text:p>
          </table:table-cell>
          <table:table-cell office:value-type="float" office:value="22855" table:style-name="ce23">
            <text:p>22,855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653" table:style-name="ce53">
            <text:p>22,653</text:p>
          </table:table-cell>
          <table:table-cell office:value-type="float" office:value="66334" table:style-name="ce11">
            <text:p>66,334</text:p>
          </table:table-cell>
          <table:table-cell office:value-type="float" office:value="34566" table:style-name="ce11">
            <text:p>34,566</text:p>
          </table:table-cell>
          <table:table-cell office:value-type="float" office:value="31768" table:style-name="ce23">
            <text:p>31,768</text:p>
          </table:table-cell>
          <table:table-cell table:style-name="ce14"/>
          <table:table-cell table:style-name="ce89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781" table:style-name="ce54">
            <text:p>3,781</text:p>
          </table:table-cell>
          <table:table-cell office:value-type="float" office:value="11453" table:style-name="ce18">
            <text:p>11,453</text:p>
          </table:table-cell>
          <table:table-cell office:value-type="float" office:value="6224" table:style-name="ce18">
            <text:p>6,224</text:p>
          </table:table-cell>
          <table:table-cell office:value-type="float" office:value="5229" table:style-name="ce19">
            <text:p>5,229</text:p>
          </table:table-cell>
          <table:table-cell table:number-columns-repeated="16379"/>
        </table:table-row>
        <table:table-row table:style-name="ro4">
          <table:table-cell table:style-name="ce88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56889" table:style-name="ce72">
            <text:p>956,889</text:p>
          </table:table-cell>
          <table:table-cell office:value-type="float" office:value="2783298" table:style-name="ce80">
            <text:p>2,783,298</text:p>
          </table:table-cell>
          <table:table-cell office:value-type="float" office:value="1372589" table:style-name="ce80">
            <text:p>1,372,589</text:p>
          </table:table-cell>
          <table:table-cell office:value-type="float" office:value="1410709" table:style-name="ce74">
            <text:p>1,410,70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16" table:style-name="ce53">
            <text:p>7,916</text:p>
          </table:table-cell>
          <table:table-cell office:value-type="float" office:value="18472" table:style-name="ce11">
            <text:p>18,472</text:p>
          </table:table-cell>
          <table:table-cell office:value-type="float" office:value="9157" table:style-name="ce11">
            <text:p>9,157</text:p>
          </table:table-cell>
          <table:table-cell office:value-type="float" office:value="9315" table:style-name="ce10">
            <text:p>9,31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870" table:style-name="ce53">
            <text:p>27,870</text:p>
          </table:table-cell>
          <table:table-cell office:value-type="float" office:value="75739" table:style-name="ce11">
            <text:p>75,739</text:p>
          </table:table-cell>
          <table:table-cell office:value-type="float" office:value="37714" table:style-name="ce11">
            <text:p>37,714</text:p>
          </table:table-cell>
          <table:table-cell office:value-type="float" office:value="38025" table:style-name="ce10">
            <text:p>38,02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8287" table:style-name="ce53">
            <text:p>48,287</text:p>
          </table:table-cell>
          <table:table-cell office:value-type="float" office:value="124795" table:style-name="ce11">
            <text:p>124,795</text:p>
          </table:table-cell>
          <table:table-cell office:value-type="float" office:value="59938" table:style-name="ce11">
            <text:p>59,938</text:p>
          </table:table-cell>
          <table:table-cell office:value-type="float" office:value="64857" table:style-name="ce10">
            <text:p>64,857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95" table:style-name="ce53">
            <text:p>45,695</text:p>
          </table:table-cell>
          <table:table-cell office:value-type="float" office:value="115685" table:style-name="ce11">
            <text:p>115,685</text:p>
          </table:table-cell>
          <table:table-cell office:value-type="float" office:value="54938" table:style-name="ce11">
            <text:p>54,938</text:p>
          </table:table-cell>
          <table:table-cell office:value-type="float" office:value="60747" table:style-name="ce10">
            <text:p>60,74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331" table:style-name="ce53">
            <text:p>59,331</text:p>
          </table:table-cell>
          <table:table-cell office:value-type="float" office:value="147518" table:style-name="ce11">
            <text:p>147,518</text:p>
          </table:table-cell>
          <table:table-cell office:value-type="float" office:value="70591" table:style-name="ce11">
            <text:p>70,591</text:p>
          </table:table-cell>
          <table:table-cell office:value-type="float" office:value="76927" table:style-name="ce10">
            <text:p>76,92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5660" table:style-name="ce53">
            <text:p>85,660</text:p>
          </table:table-cell>
          <table:table-cell office:value-type="float" office:value="226532" table:style-name="ce11">
            <text:p>226,532</text:p>
          </table:table-cell>
          <table:table-cell office:value-type="float" office:value="108857" table:style-name="ce11">
            <text:p>108,857</text:p>
          </table:table-cell>
          <table:table-cell office:value-type="float" office:value="117675" table:style-name="ce10">
            <text:p>117,67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933" table:style-name="ce53">
            <text:p>61,933</text:p>
          </table:table-cell>
          <table:table-cell office:value-type="float" office:value="168368" table:style-name="ce11">
            <text:p>168,368</text:p>
          </table:table-cell>
          <table:table-cell office:value-type="float" office:value="80525" table:style-name="ce11">
            <text:p>80,525</text:p>
          </table:table-cell>
          <table:table-cell office:value-type="float" office:value="87843" table:style-name="ce10">
            <text:p>87,84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9871" table:style-name="ce53">
            <text:p>99,871</text:p>
          </table:table-cell>
          <table:table-cell office:value-type="float" office:value="274131" table:style-name="ce11">
            <text:p>274,131</text:p>
          </table:table-cell>
          <table:table-cell office:value-type="float" office:value="131584" table:style-name="ce11">
            <text:p>131,584</text:p>
          </table:table-cell>
          <table:table-cell office:value-type="float" office:value="142547" table:style-name="ce10">
            <text:p>142,54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547" table:style-name="ce53">
            <text:p>53,547</text:p>
          </table:table-cell>
          <table:table-cell office:value-type="float" office:value="166767" table:style-name="ce11">
            <text:p>166,767</text:p>
          </table:table-cell>
          <table:table-cell office:value-type="float" office:value="82442" table:style-name="ce11">
            <text:p>82,442</text:p>
          </table:table-cell>
          <table:table-cell office:value-type="float" office:value="84325" table:style-name="ce10">
            <text:p>84,32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431" table:style-name="ce53">
            <text:p>17,431</text:p>
          </table:table-cell>
          <table:table-cell office:value-type="float" office:value="50773" table:style-name="ce11">
            <text:p>50,773</text:p>
          </table:table-cell>
          <table:table-cell office:value-type="float" office:value="26086" table:style-name="ce11">
            <text:p>26,086</text:p>
          </table:table-cell>
          <table:table-cell office:value-type="float" office:value="24687" table:style-name="ce10">
            <text:p>24,68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3054" table:style-name="ce53">
            <text:p>23,054</text:p>
          </table:table-cell>
          <table:table-cell office:value-type="float" office:value="77734" table:style-name="ce11">
            <text:p>77,734</text:p>
          </table:table-cell>
          <table:table-cell office:value-type="float" office:value="39091" table:style-name="ce11">
            <text:p>39,091</text:p>
          </table:table-cell>
          <table:table-cell office:value-type="float" office:value="38643" table:style-name="ce10">
            <text:p>38,64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7156" table:style-name="ce53">
            <text:p>27,156</text:p>
          </table:table-cell>
          <table:table-cell office:value-type="float" office:value="86389" table:style-name="ce11">
            <text:p>86,389</text:p>
          </table:table-cell>
          <table:table-cell office:value-type="float" office:value="44333" table:style-name="ce11">
            <text:p>44,333</text:p>
          </table:table-cell>
          <table:table-cell office:value-type="float" office:value="42056" table:style-name="ce10">
            <text:p>42,05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428" table:style-name="ce53">
            <text:p>29,428</text:p>
          </table:table-cell>
          <table:table-cell office:value-type="float" office:value="92407" table:style-name="ce11">
            <text:p>92,407</text:p>
          </table:table-cell>
          <table:table-cell office:value-type="float" office:value="46617" table:style-name="ce11">
            <text:p>46,617</text:p>
          </table:table-cell>
          <table:table-cell office:value-type="float" office:value="45790" table:style-name="ce10">
            <text:p>45,7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719" table:style-name="ce53">
            <text:p>17,719</text:p>
          </table:table-cell>
          <table:table-cell office:value-type="float" office:value="57936" table:style-name="ce11">
            <text:p>57,936</text:p>
          </table:table-cell>
          <table:table-cell office:value-type="float" office:value="29108" table:style-name="ce11">
            <text:p>29,108</text:p>
          </table:table-cell>
          <table:table-cell office:value-type="float" office:value="28828" table:style-name="ce10">
            <text:p>28,82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203" table:style-name="ce53">
            <text:p>16,203</text:p>
          </table:table-cell>
          <table:table-cell office:value-type="float" office:value="54424" table:style-name="ce11">
            <text:p>54,424</text:p>
          </table:table-cell>
          <table:table-cell office:value-type="float" office:value="27647" table:style-name="ce11">
            <text:p>27,647</text:p>
          </table:table-cell>
          <table:table-cell office:value-type="float" office:value="26777" table:style-name="ce10">
            <text:p>26,77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411" table:style-name="ce53">
            <text:p>19,411</text:p>
          </table:table-cell>
          <table:table-cell office:value-type="float" office:value="65567" table:style-name="ce11">
            <text:p>65,567</text:p>
          </table:table-cell>
          <table:table-cell office:value-type="float" office:value="33468" table:style-name="ce11">
            <text:p>33,468</text:p>
          </table:table-cell>
          <table:table-cell office:value-type="float" office:value="32099" table:style-name="ce10">
            <text:p>32,09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329" table:style-name="ce53">
            <text:p>36,329</text:p>
          </table:table-cell>
          <table:table-cell office:value-type="float" office:value="108206" table:style-name="ce11">
            <text:p>108,206</text:p>
          </table:table-cell>
          <table:table-cell office:value-type="float" office:value="53451" table:style-name="ce11">
            <text:p>53,451</text:p>
          </table:table-cell>
          <table:table-cell office:value-type="float" office:value="54755" table:style-name="ce10">
            <text:p>54,75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532" table:style-name="ce53">
            <text:p>29,532</text:p>
          </table:table-cell>
          <table:table-cell office:value-type="float" office:value="95190" table:style-name="ce11">
            <text:p>95,190</text:p>
          </table:table-cell>
          <table:table-cell office:value-type="float" office:value="47492" table:style-name="ce11">
            <text:p>47,492</text:p>
          </table:table-cell>
          <table:table-cell office:value-type="float" office:value="47698" table:style-name="ce10">
            <text:p>47,6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65" table:style-name="ce53">
            <text:p>7,565</text:p>
          </table:table-cell>
          <table:table-cell office:value-type="float" office:value="24784" table:style-name="ce11">
            <text:p>24,784</text:p>
          </table:table-cell>
          <table:table-cell office:value-type="float" office:value="12872" table:style-name="ce11">
            <text:p>12,872</text:p>
          </table:table-cell>
          <table:table-cell office:value-type="float" office:value="11912" table:style-name="ce10">
            <text:p>11,91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85" table:style-name="ce53">
            <text:p>4,885</text:p>
          </table:table-cell>
          <table:table-cell office:value-type="float" office:value="15054" table:style-name="ce11">
            <text:p>15,054</text:p>
          </table:table-cell>
          <table:table-cell office:value-type="float" office:value="7813" table:style-name="ce11">
            <text:p>7,813</text:p>
          </table:table-cell>
          <table:table-cell office:value-type="float" office:value="7241" table:style-name="ce10">
            <text:p>7,24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718" table:style-name="ce53">
            <text:p>9,718</text:p>
          </table:table-cell>
          <table:table-cell office:value-type="float" office:value="32119" table:style-name="ce11">
            <text:p>32,119</text:p>
          </table:table-cell>
          <table:table-cell office:value-type="float" office:value="16456" table:style-name="ce11">
            <text:p>16,456</text:p>
          </table:table-cell>
          <table:table-cell office:value-type="float" office:value="15663" table:style-name="ce10">
            <text:p>15,66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83" table:style-name="ce53">
            <text:p>5,483</text:p>
          </table:table-cell>
          <table:table-cell office:value-type="float" office:value="19319" table:style-name="ce11">
            <text:p>19,319</text:p>
          </table:table-cell>
          <table:table-cell office:value-type="float" office:value="10203" table:style-name="ce11">
            <text:p>10,203</text:p>
          </table:table-cell>
          <table:table-cell office:value-type="float" office:value="9116" table:style-name="ce10">
            <text:p>9,11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508" table:style-name="ce53">
            <text:p>24,508</text:p>
          </table:table-cell>
          <table:table-cell office:value-type="float" office:value="74409" table:style-name="ce11">
            <text:p>74,409</text:p>
          </table:table-cell>
          <table:table-cell office:value-type="float" office:value="37388" table:style-name="ce11">
            <text:p>37,388</text:p>
          </table:table-cell>
          <table:table-cell office:value-type="float" office:value="37021" table:style-name="ce10">
            <text:p>37,02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623" table:style-name="ce53">
            <text:p>17,623</text:p>
          </table:table-cell>
          <table:table-cell office:value-type="float" office:value="57319" table:style-name="ce11">
            <text:p>57,319</text:p>
          </table:table-cell>
          <table:table-cell office:value-type="float" office:value="29282" table:style-name="ce11">
            <text:p>29,282</text:p>
          </table:table-cell>
          <table:table-cell office:value-type="float" office:value="28037" table:style-name="ce10">
            <text:p>28,03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3044" table:style-name="ce53">
            <text:p>23,044</text:p>
          </table:table-cell>
          <table:table-cell office:value-type="float" office:value="77617" table:style-name="ce11">
            <text:p>77,617</text:p>
          </table:table-cell>
          <table:table-cell office:value-type="float" office:value="39115" table:style-name="ce11">
            <text:p>39,115</text:p>
          </table:table-cell>
          <table:table-cell office:value-type="float" office:value="38502" table:style-name="ce10">
            <text:p>38,50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208" table:style-name="ce53">
            <text:p>20,208</text:p>
          </table:table-cell>
          <table:table-cell office:value-type="float" office:value="65374" table:style-name="ce11">
            <text:p>65,374</text:p>
          </table:table-cell>
          <table:table-cell office:value-type="float" office:value="33154" table:style-name="ce11">
            <text:p>33,154</text:p>
          </table:table-cell>
          <table:table-cell office:value-type="float" office:value="32220" table:style-name="ce10">
            <text:p>32,22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3522" table:style-name="ce53">
            <text:p>63,522</text:p>
          </table:table-cell>
          <table:table-cell office:value-type="float" office:value="188491" table:style-name="ce11">
            <text:p>188,491</text:p>
          </table:table-cell>
          <table:table-cell office:value-type="float" office:value="93500" table:style-name="ce11">
            <text:p>93,500</text:p>
          </table:table-cell>
          <table:table-cell office:value-type="float" office:value="94991" table:style-name="ce10">
            <text:p>94,99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9403" table:style-name="ce53">
            <text:p>69,403</text:p>
          </table:table-cell>
          <table:table-cell office:value-type="float" office:value="211272" table:style-name="ce11">
            <text:p>211,272</text:p>
          </table:table-cell>
          <table:table-cell office:value-type="float" office:value="103893" table:style-name="ce11">
            <text:p>103,893</text:p>
          </table:table-cell>
          <table:table-cell office:value-type="float" office:value="107379" table:style-name="ce10">
            <text:p>107,37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※和平區</text:p>
          </table:table-cell>
          <table:table-cell office:value-type="float" office:value="4557" table:style-name="ce54">
            <text:p>4,557</text:p>
          </table:table-cell>
          <table:table-cell office:value-type="float" office:value="10907" table:style-name="ce18">
            <text:p>10,907</text:p>
          </table:table-cell>
          <table:table-cell office:value-type="float" office:value="5874" table:style-name="ce18">
            <text:p>5,874</text:p>
          </table:table-cell>
          <table:table-cell office:value-type="float" office:value="5033" table:style-name="ce17">
            <text:p>5,033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83336" table:style-name="ce72">
            <text:p>683,336</text:p>
          </table:table-cell>
          <table:table-cell office:value-type="float" office:value="1886387" table:style-name="ce80">
            <text:p>1,886,387</text:p>
          </table:table-cell>
          <table:table-cell office:value-type="float" office:value="942286" table:style-name="ce80">
            <text:p>942,286</text:p>
          </table:table-cell>
          <table:table-cell office:value-type="float" office:value="944101" table:style-name="ce74">
            <text:p>944,1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020" table:style-name="ce53">
            <text:p>29,020</text:p>
          </table:table-cell>
          <table:table-cell office:value-type="float" office:value="77952" table:style-name="ce11">
            <text:p>77,952</text:p>
          </table:table-cell>
          <table:table-cell office:value-type="float" office:value="38559" table:style-name="ce11">
            <text:p>38,559</text:p>
          </table:table-cell>
          <table:table-cell office:value-type="float" office:value="39393" table:style-name="ce10">
            <text:p>39,3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47" table:style-name="ce53">
            <text:p>10,047</text:p>
          </table:table-cell>
          <table:table-cell office:value-type="float" office:value="25606" table:style-name="ce11">
            <text:p>25,606</text:p>
          </table:table-cell>
          <table:table-cell office:value-type="float" office:value="13380" table:style-name="ce11">
            <text:p>13,380</text:p>
          </table:table-cell>
          <table:table-cell office:value-type="float" office:value="12226" table:style-name="ce10">
            <text:p>12,2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52" table:style-name="ce53">
            <text:p>10,852</text:p>
          </table:table-cell>
          <table:table-cell office:value-type="float" office:value="28596" table:style-name="ce11">
            <text:p>28,596</text:p>
          </table:table-cell>
          <table:table-cell office:value-type="float" office:value="14934" table:style-name="ce11">
            <text:p>14,934</text:p>
          </table:table-cell>
          <table:table-cell office:value-type="float" office:value="13662" table:style-name="ce10">
            <text:p>13,6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03" table:style-name="ce53">
            <text:p>7,903</text:p>
          </table:table-cell>
          <table:table-cell office:value-type="float" office:value="21378" table:style-name="ce11">
            <text:p>21,378</text:p>
          </table:table-cell>
          <table:table-cell office:value-type="float" office:value="11161" table:style-name="ce11">
            <text:p>11,161</text:p>
          </table:table-cell>
          <table:table-cell office:value-type="float" office:value="10217" table:style-name="ce10">
            <text:p>10,2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7" table:style-name="ce53">
            <text:p>8,887</text:p>
          </table:table-cell>
          <table:table-cell office:value-type="float" office:value="23776" table:style-name="ce11">
            <text:p>23,776</text:p>
          </table:table-cell>
          <table:table-cell office:value-type="float" office:value="12379" table:style-name="ce11">
            <text:p>12,379</text:p>
          </table:table-cell>
          <table:table-cell office:value-type="float" office:value="11397" table:style-name="ce10">
            <text:p>11,3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85" table:style-name="ce53">
            <text:p>8,385</text:p>
          </table:table-cell>
          <table:table-cell office:value-type="float" office:value="21091" table:style-name="ce11">
            <text:p>21,091</text:p>
          </table:table-cell>
          <table:table-cell office:value-type="float" office:value="11213" table:style-name="ce11">
            <text:p>11,213</text:p>
          </table:table-cell>
          <table:table-cell office:value-type="float" office:value="9878" table:style-name="ce10">
            <text:p>9,8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808" table:style-name="ce53">
            <text:p>15,808</text:p>
          </table:table-cell>
          <table:table-cell office:value-type="float" office:value="44647" table:style-name="ce11">
            <text:p>44,647</text:p>
          </table:table-cell>
          <table:table-cell office:value-type="float" office:value="22681" table:style-name="ce11">
            <text:p>22,681</text:p>
          </table:table-cell>
          <table:table-cell office:value-type="float" office:value="21966" table:style-name="ce10">
            <text:p>21,9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099" table:style-name="ce53">
            <text:p>9,099</text:p>
          </table:table-cell>
          <table:table-cell office:value-type="float" office:value="24286" table:style-name="ce11">
            <text:p>24,286</text:p>
          </table:table-cell>
          <table:table-cell office:value-type="float" office:value="12544" table:style-name="ce11">
            <text:p>12,544</text:p>
          </table:table-cell>
          <table:table-cell office:value-type="float" office:value="11742" table:style-name="ce10">
            <text:p>11,7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59" table:style-name="ce53">
            <text:p>7,759</text:p>
          </table:table-cell>
          <table:table-cell office:value-type="float" office:value="22303" table:style-name="ce11">
            <text:p>22,303</text:p>
          </table:table-cell>
          <table:table-cell office:value-type="float" office:value="11542" table:style-name="ce11">
            <text:p>11,542</text:p>
          </table:table-cell>
          <table:table-cell office:value-type="float" office:value="10761" table:style-name="ce10">
            <text:p>10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45" table:style-name="ce53">
            <text:p>7,945</text:p>
          </table:table-cell>
          <table:table-cell office:value-type="float" office:value="21473" table:style-name="ce11">
            <text:p>21,473</text:p>
          </table:table-cell>
          <table:table-cell office:value-type="float" office:value="10941" table:style-name="ce11">
            <text:p>10,941</text:p>
          </table:table-cell>
          <table:table-cell office:value-type="float" office:value="10532" table:style-name="ce10">
            <text:p>10,5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66" table:style-name="ce53">
            <text:p>3,866</text:p>
          </table:table-cell>
          <table:table-cell office:value-type="float" office:value="9795" table:style-name="ce11">
            <text:p>9,795</text:p>
          </table:table-cell>
          <table:table-cell office:value-type="float" office:value="5257" table:style-name="ce11">
            <text:p>5,257</text:p>
          </table:table-cell>
          <table:table-cell office:value-type="float" office:value="4538" table:style-name="ce10">
            <text:p>4,5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647" table:style-name="ce53">
            <text:p>20,647</text:p>
          </table:table-cell>
          <table:table-cell office:value-type="float" office:value="59380" table:style-name="ce11">
            <text:p>59,380</text:p>
          </table:table-cell>
          <table:table-cell office:value-type="float" office:value="29465" table:style-name="ce11">
            <text:p>29,465</text:p>
          </table:table-cell>
          <table:table-cell office:value-type="float" office:value="29915" table:style-name="ce10">
            <text:p>29,9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45" table:style-name="ce53">
            <text:p>9,645</text:p>
          </table:table-cell>
          <table:table-cell office:value-type="float" office:value="26110" table:style-name="ce11">
            <text:p>26,110</text:p>
          </table:table-cell>
          <table:table-cell office:value-type="float" office:value="13331" table:style-name="ce11">
            <text:p>13,331</text:p>
          </table:table-cell>
          <table:table-cell office:value-type="float" office:value="12779" table:style-name="ce10">
            <text:p>12,7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84" table:style-name="ce53">
            <text:p>8,184</text:p>
          </table:table-cell>
          <table:table-cell office:value-type="float" office:value="24778" table:style-name="ce11">
            <text:p>24,778</text:p>
          </table:table-cell>
          <table:table-cell office:value-type="float" office:value="12520" table:style-name="ce11">
            <text:p>12,520</text:p>
          </table:table-cell>
          <table:table-cell office:value-type="float" office:value="12258" table:style-name="ce10">
            <text:p>12,2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74" table:style-name="ce53">
            <text:p>8,074</text:p>
          </table:table-cell>
          <table:table-cell office:value-type="float" office:value="23026" table:style-name="ce11">
            <text:p>23,026</text:p>
          </table:table-cell>
          <table:table-cell office:value-type="float" office:value="11904" table:style-name="ce11">
            <text:p>11,904</text:p>
          </table:table-cell>
          <table:table-cell office:value-type="float" office:value="11122" table:style-name="ce10">
            <text:p>11,1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89" table:style-name="ce53">
            <text:p>7,289</text:p>
          </table:table-cell>
          <table:table-cell office:value-type="float" office:value="19868" table:style-name="ce11">
            <text:p>19,868</text:p>
          </table:table-cell>
          <table:table-cell office:value-type="float" office:value="10114" table:style-name="ce11">
            <text:p>10,114</text:p>
          </table:table-cell>
          <table:table-cell office:value-type="float" office:value="9754" table:style-name="ce10">
            <text:p>9,7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61" table:style-name="ce53">
            <text:p>4,261</text:p>
          </table:table-cell>
          <table:table-cell office:value-type="float" office:value="11209" table:style-name="ce11">
            <text:p>11,209</text:p>
          </table:table-cell>
          <table:table-cell office:value-type="float" office:value="5675" table:style-name="ce11">
            <text:p>5,675</text:p>
          </table:table-cell>
          <table:table-cell office:value-type="float" office:value="5534" table:style-name="ce10">
            <text:p>5,5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438" table:style-name="ce53">
            <text:p>14,438</text:p>
          </table:table-cell>
          <table:table-cell office:value-type="float" office:value="43678" table:style-name="ce11">
            <text:p>43,678</text:p>
          </table:table-cell>
          <table:table-cell office:value-type="float" office:value="22252" table:style-name="ce11">
            <text:p>22,252</text:p>
          </table:table-cell>
          <table:table-cell office:value-type="float" office:value="21426" table:style-name="ce10">
            <text:p>21,4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648" table:style-name="ce53">
            <text:p>17,648</text:p>
          </table:table-cell>
          <table:table-cell office:value-type="float" office:value="48284" table:style-name="ce11">
            <text:p>48,284</text:p>
          </table:table-cell>
          <table:table-cell office:value-type="float" office:value="24295" table:style-name="ce11">
            <text:p>24,295</text:p>
          </table:table-cell>
          <table:table-cell office:value-type="float" office:value="23989" table:style-name="ce10">
            <text:p>23,9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255" table:style-name="ce53">
            <text:p>12,255</text:p>
          </table:table-cell>
          <table:table-cell office:value-type="float" office:value="36489" table:style-name="ce11">
            <text:p>36,489</text:p>
          </table:table-cell>
          <table:table-cell office:value-type="float" office:value="18312" table:style-name="ce11">
            <text:p>18,312</text:p>
          </table:table-cell>
          <table:table-cell office:value-type="float" office:value="18177" table:style-name="ce10">
            <text:p>18,1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99" table:style-name="ce53">
            <text:p>10,099</text:p>
          </table:table-cell>
          <table:table-cell office:value-type="float" office:value="30565" table:style-name="ce11">
            <text:p>30,565</text:p>
          </table:table-cell>
          <table:table-cell office:value-type="float" office:value="15706" table:style-name="ce11">
            <text:p>15,706</text:p>
          </table:table-cell>
          <table:table-cell office:value-type="float" office:value="14859" table:style-name="ce10">
            <text:p>14,8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7" table:style-name="ce53">
            <text:p>2,717</text:p>
          </table:table-cell>
          <table:table-cell office:value-type="float" office:value="7319" table:style-name="ce11">
            <text:p>7,319</text:p>
          </table:table-cell>
          <table:table-cell office:value-type="float" office:value="3828" table:style-name="ce11">
            <text:p>3,828</text:p>
          </table:table-cell>
          <table:table-cell office:value-type="float" office:value="3491" table:style-name="ce10">
            <text:p>3,4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7" table:style-name="ce53">
            <text:p>5,147</text:p>
          </table:table-cell>
          <table:table-cell office:value-type="float" office:value="14165" table:style-name="ce11">
            <text:p>14,165</text:p>
          </table:table-cell>
          <table:table-cell office:value-type="float" office:value="7322" table:style-name="ce11">
            <text:p>7,322</text:p>
          </table:table-cell>
          <table:table-cell office:value-type="float" office:value="6843" table:style-name="ce10">
            <text:p>6,8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11" table:style-name="ce53">
            <text:p>3,511</text:p>
          </table:table-cell>
          <table:table-cell office:value-type="float" office:value="9704" table:style-name="ce11">
            <text:p>9,704</text:p>
          </table:table-cell>
          <table:table-cell office:value-type="float" office:value="5131" table:style-name="ce11">
            <text:p>5,131</text:p>
          </table:table-cell>
          <table:table-cell office:value-type="float" office:value="4573" table:style-name="ce10">
            <text:p>4,5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4" table:style-name="ce53">
            <text:p>2,874</text:p>
          </table:table-cell>
          <table:table-cell office:value-type="float" office:value="8792" table:style-name="ce11">
            <text:p>8,792</text:p>
          </table:table-cell>
          <table:table-cell office:value-type="float" office:value="4752" table:style-name="ce11">
            <text:p>4,752</text:p>
          </table:table-cell>
          <table:table-cell office:value-type="float" office:value="4040" table:style-name="ce10">
            <text:p>4,0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6" table:style-name="ce53">
            <text:p>1,976</text:p>
          </table:table-cell>
          <table:table-cell office:value-type="float" office:value="4883" table:style-name="ce11">
            <text:p>4,883</text:p>
          </table:table-cell>
          <table:table-cell office:value-type="float" office:value="2739" table:style-name="ce11">
            <text:p>2,739</text:p>
          </table:table-cell>
          <table:table-cell office:value-type="float" office:value="2144" table:style-name="ce10">
            <text:p>2,1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618" table:style-name="ce53">
            <text:p>27,618</text:p>
          </table:table-cell>
          <table:table-cell office:value-type="float" office:value="75477" table:style-name="ce11">
            <text:p>75,477</text:p>
          </table:table-cell>
          <table:table-cell office:value-type="float" office:value="38202" table:style-name="ce11">
            <text:p>38,202</text:p>
          </table:table-cell>
          <table:table-cell office:value-type="float" office:value="37275" table:style-name="ce10">
            <text:p>37,2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696" table:style-name="ce53">
            <text:p>22,696</text:p>
          </table:table-cell>
          <table:table-cell office:value-type="float" office:value="68387" table:style-name="ce11">
            <text:p>68,387</text:p>
          </table:table-cell>
          <table:table-cell office:value-type="float" office:value="34746" table:style-name="ce11">
            <text:p>34,746</text:p>
          </table:table-cell>
          <table:table-cell office:value-type="float" office:value="33641" table:style-name="ce10">
            <text:p>33,6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116" table:style-name="ce53">
            <text:p>11,116</text:p>
          </table:table-cell>
          <table:table-cell office:value-type="float" office:value="34450" table:style-name="ce11">
            <text:p>34,450</text:p>
          </table:table-cell>
          <table:table-cell office:value-type="float" office:value="17768" table:style-name="ce11">
            <text:p>17,768</text:p>
          </table:table-cell>
          <table:table-cell office:value-type="float" office:value="16682" table:style-name="ce10">
            <text:p>16,6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9" table:style-name="ce53">
            <text:p>1,539</text:p>
          </table:table-cell>
          <table:table-cell office:value-type="float" office:value="4043" table:style-name="ce11">
            <text:p>4,043</text:p>
          </table:table-cell>
          <table:table-cell office:value-type="float" office:value="2164" table:style-name="ce11">
            <text:p>2,164</text:p>
          </table:table-cell>
          <table:table-cell office:value-type="float" office:value="1879" table:style-name="ce10">
            <text:p>1,8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4002" table:style-name="ce53">
            <text:p>84,002</text:p>
          </table:table-cell>
          <table:table-cell office:value-type="float" office:value="233748" table:style-name="ce11">
            <text:p>233,748</text:p>
          </table:table-cell>
          <table:table-cell office:value-type="float" office:value="115169" table:style-name="ce11">
            <text:p>115,169</text:p>
          </table:table-cell>
          <table:table-cell office:value-type="float" office:value="118579" table:style-name="ce10">
            <text:p>118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932" table:style-name="ce53">
            <text:p>71,932</text:p>
          </table:table-cell>
          <table:table-cell office:value-type="float" office:value="186908" table:style-name="ce11">
            <text:p>186,908</text:p>
          </table:table-cell>
          <table:table-cell office:value-type="float" office:value="89627" table:style-name="ce11">
            <text:p>89,627</text:p>
          </table:table-cell>
          <table:table-cell office:value-type="float" office:value="97281" table:style-name="ce10">
            <text:p>97,2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675" table:style-name="ce53">
            <text:p>45,675</text:p>
          </table:table-cell>
          <table:table-cell office:value-type="float" office:value="125488" table:style-name="ce11">
            <text:p>125,488</text:p>
          </table:table-cell>
          <table:table-cell office:value-type="float" office:value="62153" table:style-name="ce11">
            <text:p>62,153</text:p>
          </table:table-cell>
          <table:table-cell office:value-type="float" office:value="63335" table:style-name="ce10">
            <text:p>63,3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892" table:style-name="ce53">
            <text:p>50,892</text:p>
          </table:table-cell>
          <table:table-cell office:value-type="float" office:value="132687" table:style-name="ce11">
            <text:p>132,687</text:p>
          </table:table-cell>
          <table:table-cell office:value-type="float" office:value="64558" table:style-name="ce11">
            <text:p>64,558</text:p>
          </table:table-cell>
          <table:table-cell office:value-type="float" office:value="68129" table:style-name="ce10">
            <text:p>68,1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747" table:style-name="ce53">
            <text:p>62,747</text:p>
          </table:table-cell>
          <table:table-cell office:value-type="float" office:value="192152" table:style-name="ce11">
            <text:p>192,152</text:p>
          </table:table-cell>
          <table:table-cell office:value-type="float" office:value="96834" table:style-name="ce11">
            <text:p>96,834</text:p>
          </table:table-cell>
          <table:table-cell office:value-type="float" office:value="95318" table:style-name="ce10">
            <text:p>95,3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608" table:style-name="ce53">
            <text:p>25,608</text:p>
          </table:table-cell>
          <table:table-cell office:value-type="float" office:value="66353" table:style-name="ce11">
            <text:p>66,353</text:p>
          </table:table-cell>
          <table:table-cell office:value-type="float" office:value="31532" table:style-name="ce11">
            <text:p>31,532</text:p>
          </table:table-cell>
          <table:table-cell office:value-type="float" office:value="34821" table:style-name="ce10">
            <text:p>34,82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1175" table:style-name="ce54">
            <text:p>31,175</text:p>
          </table:table-cell>
          <table:table-cell office:value-type="float" office:value="77541" table:style-name="ce18">
            <text:p>77,541</text:p>
          </table:table-cell>
          <table:table-cell office:value-type="float" office:value="37596" table:style-name="ce18">
            <text:p>37,596</text:p>
          </table:table-cell>
          <table:table-cell office:value-type="float" office:value="39945" table:style-name="ce17">
            <text:p>39,945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91320" table:style-name="ce76">
            <text:p>1,091,320</text:p>
          </table:table-cell>
          <table:table-cell office:value-type="float" office:value="2776791" table:style-name="ce80">
            <text:p>2,776,791</text:p>
          </table:table-cell>
          <table:table-cell office:value-type="float" office:value="1375921" table:style-name="ce81">
            <text:p>1,375,921</text:p>
          </table:table-cell>
          <table:table-cell office:value-type="float" office:value="1400870" table:style-name="ce73">
            <text:p>1,400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88" table:style-name="ce9">
            <text:p>10,788</text:p>
          </table:table-cell>
          <table:table-cell office:value-type="float" office:value="24245" table:style-name="ce11">
            <text:p>24,245</text:p>
          </table:table-cell>
          <table:table-cell office:value-type="float" office:value="12013" table:style-name="ce9">
            <text:p>12,013</text:p>
          </table:table-cell>
          <table:table-cell office:value-type="float" office:value="12232" table:style-name="ce9">
            <text:p>12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998" table:style-name="ce9">
            <text:p>57,998</text:p>
          </table:table-cell>
          <table:table-cell office:value-type="float" office:value="138889" table:style-name="ce11">
            <text:p>138,889</text:p>
          </table:table-cell>
          <table:table-cell office:value-type="float" office:value="67058" table:style-name="ce9">
            <text:p>67,058</text:p>
          </table:table-cell>
          <table:table-cell office:value-type="float" office:value="71831" table:style-name="ce9">
            <text:p>71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977" table:style-name="ce9">
            <text:p>78,977</text:p>
          </table:table-cell>
          <table:table-cell office:value-type="float" office:value="197148" table:style-name="ce11">
            <text:p>197,148</text:p>
          </table:table-cell>
          <table:table-cell office:value-type="float" office:value="94869" table:style-name="ce9">
            <text:p>94,869</text:p>
          </table:table-cell>
          <table:table-cell office:value-type="float" office:value="102279" table:style-name="ce9">
            <text:p>102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0259" table:style-name="ce9">
            <text:p>70,259</text:p>
          </table:table-cell>
          <table:table-cell office:value-type="float" office:value="183367" table:style-name="ce11">
            <text:p>183,367</text:p>
          </table:table-cell>
          <table:table-cell office:value-type="float" office:value="90097" table:style-name="ce9">
            <text:p>90,097</text:p>
          </table:table-cell>
          <table:table-cell office:value-type="float" office:value="93270" table:style-name="ce9">
            <text:p>93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792" table:style-name="ce9">
            <text:p>136,792</text:p>
          </table:table-cell>
          <table:table-cell office:value-type="float" office:value="343553" table:style-name="ce11">
            <text:p>343,553</text:p>
          </table:table-cell>
          <table:table-cell office:value-type="float" office:value="166297" table:style-name="ce9">
            <text:p>166,297</text:p>
          </table:table-cell>
          <table:table-cell office:value-type="float" office:value="177256" table:style-name="ce9">
            <text:p>177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810" table:style-name="ce9">
            <text:p>22,810</text:p>
          </table:table-cell>
          <table:table-cell office:value-type="float" office:value="51232" table:style-name="ce11">
            <text:p>51,232</text:p>
          </table:table-cell>
          <table:table-cell office:value-type="float" office:value="24647" table:style-name="ce9">
            <text:p>24,647</text:p>
          </table:table-cell>
          <table:table-cell office:value-type="float" office:value="26585" table:style-name="ce9">
            <text:p>26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622" table:style-name="ce9">
            <text:p>12,622</text:p>
          </table:table-cell>
          <table:table-cell office:value-type="float" office:value="26978" table:style-name="ce11">
            <text:p>26,978</text:p>
          </table:table-cell>
          <table:table-cell office:value-type="float" office:value="12886" table:style-name="ce9">
            <text:p>12,886</text:p>
          </table:table-cell>
          <table:table-cell office:value-type="float" office:value="14092" table:style-name="ce9">
            <text:p>14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175" table:style-name="ce9">
            <text:p>72,175</text:p>
          </table:table-cell>
          <table:table-cell office:value-type="float" office:value="171237" table:style-name="ce11">
            <text:p>171,237</text:p>
          </table:table-cell>
          <table:table-cell office:value-type="float" office:value="82436" table:style-name="ce9">
            <text:p>82,436</text:p>
          </table:table-cell>
          <table:table-cell office:value-type="float" office:value="88801" table:style-name="ce9">
            <text:p>88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782" table:style-name="ce9">
            <text:p>78,782</text:p>
          </table:table-cell>
          <table:table-cell office:value-type="float" office:value="189958" table:style-name="ce11">
            <text:p>189,958</text:p>
          </table:table-cell>
          <table:table-cell office:value-type="float" office:value="93381" table:style-name="ce9">
            <text:p>93,381</text:p>
          </table:table-cell>
          <table:table-cell office:value-type="float" office:value="96577" table:style-name="ce9">
            <text:p>96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32" table:style-name="ce9">
            <text:p>11,132</text:p>
          </table:table-cell>
          <table:table-cell office:value-type="float" office:value="28789" table:style-name="ce11">
            <text:p>28,789</text:p>
          </table:table-cell>
          <table:table-cell office:value-type="float" office:value="14863" table:style-name="ce9">
            <text:p>14,863</text:p>
          </table:table-cell>
          <table:table-cell office:value-type="float" office:value="13926" table:style-name="ce9">
            <text:p>13,92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990" table:style-name="ce9">
            <text:p>67,990</text:p>
          </table:table-cell>
          <table:table-cell office:value-type="float" office:value="157324" table:style-name="ce11">
            <text:p>157,324</text:p>
          </table:table-cell>
          <table:table-cell office:value-type="float" office:value="78168" table:style-name="ce9">
            <text:p>78,168</text:p>
          </table:table-cell>
          <table:table-cell office:value-type="float" office:value="79156" table:style-name="ce9">
            <text:p>79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0537" table:style-name="ce9">
            <text:p>140,537</text:p>
          </table:table-cell>
          <table:table-cell office:value-type="float" office:value="358856" table:style-name="ce11">
            <text:p>358,856</text:p>
          </table:table-cell>
          <table:table-cell office:value-type="float" office:value="176016" table:style-name="ce9">
            <text:p>176,016</text:p>
          </table:table-cell>
          <table:table-cell office:value-type="float" office:value="182840" table:style-name="ce9">
            <text:p>182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876" table:style-name="ce9">
            <text:p>25,876</text:p>
          </table:table-cell>
          <table:table-cell office:value-type="float" office:value="69987" table:style-name="ce11">
            <text:p>69,987</text:p>
          </table:table-cell>
          <table:table-cell office:value-type="float" office:value="35383" table:style-name="ce9">
            <text:p>35,383</text:p>
          </table:table-cell>
          <table:table-cell office:value-type="float" office:value="34604" table:style-name="ce9">
            <text:p>34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172" table:style-name="ce9">
            <text:p>42,172</text:p>
          </table:table-cell>
          <table:table-cell office:value-type="float" office:value="112343" table:style-name="ce11">
            <text:p>112,343</text:p>
          </table:table-cell>
          <table:table-cell office:value-type="float" office:value="57479" table:style-name="ce9">
            <text:p>57,479</text:p>
          </table:table-cell>
          <table:table-cell office:value-type="float" office:value="54864" table:style-name="ce9">
            <text:p>54,8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628" table:style-name="ce9">
            <text:p>13,628</text:p>
          </table:table-cell>
          <table:table-cell office:value-type="float" office:value="42780" table:style-name="ce11">
            <text:p>42,780</text:p>
          </table:table-cell>
          <table:table-cell office:value-type="float" office:value="21941" table:style-name="ce9">
            <text:p>21,941</text:p>
          </table:table-cell>
          <table:table-cell office:value-type="float" office:value="20839" table:style-name="ce9">
            <text:p>20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014" table:style-name="ce9">
            <text:p>13,014</text:p>
          </table:table-cell>
          <table:table-cell office:value-type="float" office:value="34571" table:style-name="ce11">
            <text:p>34,571</text:p>
          </table:table-cell>
          <table:table-cell office:value-type="float" office:value="17557" table:style-name="ce9">
            <text:p>17,557</text:p>
          </table:table-cell>
          <table:table-cell office:value-type="float" office:value="17014" table:style-name="ce9">
            <text:p>17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958" table:style-name="ce9">
            <text:p>32,958</text:p>
          </table:table-cell>
          <table:table-cell office:value-type="float" office:value="85678" table:style-name="ce11">
            <text:p>85,678</text:p>
          </table:table-cell>
          <table:table-cell office:value-type="float" office:value="43521" table:style-name="ce9">
            <text:p>43,521</text:p>
          </table:table-cell>
          <table:table-cell office:value-type="float" office:value="42157" table:style-name="ce9">
            <text:p>42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285" table:style-name="ce9">
            <text:p>18,285</text:p>
          </table:table-cell>
          <table:table-cell office:value-type="float" office:value="44304" table:style-name="ce11">
            <text:p>44,304</text:p>
          </table:table-cell>
          <table:table-cell office:value-type="float" office:value="22482" table:style-name="ce9">
            <text:p>22,482</text:p>
          </table:table-cell>
          <table:table-cell office:value-type="float" office:value="21822" table:style-name="ce9">
            <text:p>21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911" table:style-name="ce9">
            <text:p>34,911</text:p>
          </table:table-cell>
          <table:table-cell office:value-type="float" office:value="97301" table:style-name="ce11">
            <text:p>97,301</text:p>
          </table:table-cell>
          <table:table-cell office:value-type="float" office:value="48347" table:style-name="ce9">
            <text:p>48,347</text:p>
          </table:table-cell>
          <table:table-cell office:value-type="float" office:value="48954" table:style-name="ce9">
            <text:p>48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651" table:style-name="ce9">
            <text:p>13,651</text:p>
          </table:table-cell>
          <table:table-cell office:value-type="float" office:value="37605" table:style-name="ce11">
            <text:p>37,605</text:p>
          </table:table-cell>
          <table:table-cell office:value-type="float" office:value="19057" table:style-name="ce9">
            <text:p>19,057</text:p>
          </table:table-cell>
          <table:table-cell office:value-type="float" office:value="18548" table:style-name="ce9">
            <text:p>18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537" table:style-name="ce9">
            <text:p>10,537</text:p>
          </table:table-cell>
          <table:table-cell office:value-type="float" office:value="29923" table:style-name="ce11">
            <text:p>29,923</text:p>
          </table:table-cell>
          <table:table-cell office:value-type="float" office:value="15769" table:style-name="ce9">
            <text:p>15,769</text:p>
          </table:table-cell>
          <table:table-cell office:value-type="float" office:value="14154" table:style-name="ce9">
            <text:p>14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77" table:style-name="ce9">
            <text:p>3,277</text:p>
          </table:table-cell>
          <table:table-cell office:value-type="float" office:value="7265" table:style-name="ce11">
            <text:p>7,265</text:p>
          </table:table-cell>
          <table:table-cell office:value-type="float" office:value="4019" table:style-name="ce9">
            <text:p>4,019</text:p>
          </table:table-cell>
          <table:table-cell office:value-type="float" office:value="3246" table:style-name="ce9">
            <text:p>3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33" table:style-name="ce9">
            <text:p>9,433</text:p>
          </table:table-cell>
          <table:table-cell office:value-type="float" office:value="28904" table:style-name="ce11">
            <text:p>28,904</text:p>
          </table:table-cell>
          <table:table-cell office:value-type="float" office:value="14585" table:style-name="ce9">
            <text:p>14,585</text:p>
          </table:table-cell>
          <table:table-cell office:value-type="float" office:value="14319" table:style-name="ce9">
            <text:p>14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60" table:style-name="ce9">
            <text:p>17,060</text:p>
          </table:table-cell>
          <table:table-cell office:value-type="float" office:value="52766" table:style-name="ce11">
            <text:p>52,766</text:p>
          </table:table-cell>
          <table:table-cell office:value-type="float" office:value="26948" table:style-name="ce9">
            <text:p>26,948</text:p>
          </table:table-cell>
          <table:table-cell office:value-type="float" office:value="25818" table:style-name="ce9">
            <text:p>25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869" table:style-name="ce9">
            <text:p>10,869</text:p>
          </table:table-cell>
          <table:table-cell office:value-type="float" office:value="29832" table:style-name="ce11">
            <text:p>29,832</text:p>
          </table:table-cell>
          <table:table-cell office:value-type="float" office:value="15220" table:style-name="ce9">
            <text:p>15,220</text:p>
          </table:table-cell>
          <table:table-cell office:value-type="float" office:value="14612" table:style-name="ce9">
            <text:p>14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18" table:style-name="ce9">
            <text:p>10,518</text:p>
          </table:table-cell>
          <table:table-cell office:value-type="float" office:value="30259" table:style-name="ce11">
            <text:p>30,259</text:p>
          </table:table-cell>
          <table:table-cell office:value-type="float" office:value="15620" table:style-name="ce9">
            <text:p>15,620</text:p>
          </table:table-cell>
          <table:table-cell office:value-type="float" office:value="14639" table:style-name="ce9">
            <text:p>14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8" table:style-name="ce9">
            <text:p>5,738</text:p>
          </table:table-cell>
          <table:table-cell office:value-type="float" office:value="13982" table:style-name="ce11">
            <text:p>13,982</text:p>
          </table:table-cell>
          <table:table-cell office:value-type="float" office:value="7029" table:style-name="ce9">
            <text:p>7,029</text:p>
          </table:table-cell>
          <table:table-cell office:value-type="float" office:value="6953" table:style-name="ce9">
            <text:p>6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00" table:style-name="ce9">
            <text:p>6,800</text:p>
          </table:table-cell>
          <table:table-cell office:value-type="float" office:value="19410" table:style-name="ce11">
            <text:p>19,410</text:p>
          </table:table-cell>
          <table:table-cell office:value-type="float" office:value="9985" table:style-name="ce9">
            <text:p>9,985</text:p>
          </table:table-cell>
          <table:table-cell office:value-type="float" office:value="9425" table:style-name="ce9">
            <text:p>9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29" table:style-name="ce9">
            <text:p>12,629</text:p>
          </table:table-cell>
          <table:table-cell office:value-type="float" office:value="36115" table:style-name="ce11">
            <text:p>36,115</text:p>
          </table:table-cell>
          <table:table-cell office:value-type="float" office:value="18569" table:style-name="ce9">
            <text:p>18,569</text:p>
          </table:table-cell>
          <table:table-cell office:value-type="float" office:value="17546" table:style-name="ce9">
            <text:p>17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79" table:style-name="ce9">
            <text:p>13,779</text:p>
          </table:table-cell>
          <table:table-cell office:value-type="float" office:value="37009" table:style-name="ce11">
            <text:p>37,009</text:p>
          </table:table-cell>
          <table:table-cell office:value-type="float" office:value="19129" table:style-name="ce9">
            <text:p>19,129</text:p>
          </table:table-cell>
          <table:table-cell office:value-type="float" office:value="17880" table:style-name="ce9">
            <text:p>17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720" table:style-name="ce9">
            <text:p>14,720</text:p>
          </table:table-cell>
          <table:table-cell office:value-type="float" office:value="40028" table:style-name="ce11">
            <text:p>40,028</text:p>
          </table:table-cell>
          <table:table-cell office:value-type="float" office:value="20979" table:style-name="ce9">
            <text:p>20,979</text:p>
          </table:table-cell>
          <table:table-cell office:value-type="float" office:value="19049" table:style-name="ce9">
            <text:p>19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3" table:style-name="ce9">
            <text:p>5,563</text:p>
          </table:table-cell>
          <table:table-cell office:value-type="float" office:value="13063" table:style-name="ce11">
            <text:p>13,063</text:p>
          </table:table-cell>
          <table:table-cell office:value-type="float" office:value="7027" table:style-name="ce9">
            <text:p>7,027</text:p>
          </table:table-cell>
          <table:table-cell office:value-type="float" office:value="6036" table:style-name="ce9">
            <text:p>6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34" table:style-name="ce9">
            <text:p>2,334</text:p>
          </table:table-cell>
          <table:table-cell office:value-type="float" office:value="6131" table:style-name="ce11">
            <text:p>6,131</text:p>
          </table:table-cell>
          <table:table-cell office:value-type="float" office:value="3254" table:style-name="ce9">
            <text:p>3,254</text:p>
          </table:table-cell>
          <table:table-cell office:value-type="float" office:value="2877" table:style-name="ce9">
            <text:p>2,8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5" table:style-name="ce9">
            <text:p>4,805</text:p>
          </table:table-cell>
          <table:table-cell office:value-type="float" office:value="12075" table:style-name="ce11">
            <text:p>12,075</text:p>
          </table:table-cell>
          <table:table-cell office:value-type="float" office:value="6586" table:style-name="ce9">
            <text:p>6,586</text:p>
          </table:table-cell>
          <table:table-cell office:value-type="float" office:value="5489" table:style-name="ce9">
            <text:p>5,48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8" table:style-name="ce9">
            <text:p>5,118</text:p>
          </table:table-cell>
          <table:table-cell office:value-type="float" office:value="14605" table:style-name="ce11">
            <text:p>14,605</text:p>
          </table:table-cell>
          <table:table-cell office:value-type="float" office:value="7916" table:style-name="ce9">
            <text:p>7,916</text:p>
          </table:table-cell>
          <table:table-cell office:value-type="float" office:value="6689" table:style-name="ce9">
            <text:p>6,68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592" table:style-name="ce9">
            <text:p>592</text:p>
          </table:table-cell>
          <table:table-cell office:value-type="float" office:value="1918" table:style-name="ce11">
            <text:p>1,918</text:p>
          </table:table-cell>
          <table:table-cell office:value-type="float" office:value="958" table:style-name="ce9">
            <text:p>958</text:p>
          </table:table-cell>
          <table:table-cell office:value-type="float" office:value="960" table:style-name="ce9">
            <text:p>96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42" table:style-name="ce9">
            <text:p>1,342</text:p>
          </table:table-cell>
          <table:table-cell office:value-type="float" office:value="4242" table:style-name="ce11">
            <text:p>4,242</text:p>
          </table:table-cell>
          <table:table-cell office:value-type="float" office:value="2229" table:style-name="ce9">
            <text:p>2,229</text:p>
          </table:table-cell>
          <table:table-cell office:value-type="float" office:value="2013" table:style-name="ce9">
            <text:p>2,013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9" table:style-name="ce16">
            <text:p>849</text:p>
          </table:table-cell>
          <table:table-cell office:value-type="float" office:value="3119" table:style-name="ce18">
            <text:p>3,119</text:p>
          </table:table-cell>
          <table:table-cell office:value-type="float" office:value="1601" table:style-name="ce16">
            <text:p>1,601</text:p>
          </table:table-cell>
          <table:table-cell office:value-type="float" office:value="1518" table:style-name="ce16">
            <text:p>1,518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8496" table:style-name="ce72">
            <text:p>168,496</text:p>
          </table:table-cell>
          <table:table-cell office:value-type="float" office:value="456756" table:style-name="ce80">
            <text:p>456,756</text:p>
          </table:table-cell>
          <table:table-cell office:value-type="float" office:value="231133" table:style-name="ce80">
            <text:p>231,133</text:p>
          </table:table-cell>
          <table:table-cell office:value-type="float" office:value="225623" table:style-name="ce74">
            <text:p>225,6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301" table:style-name="ce53">
            <text:p>36,301</text:p>
          </table:table-cell>
          <table:table-cell office:value-type="float" office:value="95923" table:style-name="ce11">
            <text:p>95,923</text:p>
          </table:table-cell>
          <table:table-cell office:value-type="float" office:value="46815" table:style-name="ce11">
            <text:p>46,815</text:p>
          </table:table-cell>
          <table:table-cell office:value-type="float" office:value="49108" table:style-name="ce10">
            <text:p>49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70" table:style-name="ce53">
            <text:p>26,370</text:p>
          </table:table-cell>
          <table:table-cell office:value-type="float" office:value="72255" table:style-name="ce11">
            <text:p>72,255</text:p>
          </table:table-cell>
          <table:table-cell office:value-type="float" office:value="34242" table:style-name="ce11">
            <text:p>34,242</text:p>
          </table:table-cell>
          <table:table-cell office:value-type="float" office:value="38013" table:style-name="ce10">
            <text:p>38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92" table:style-name="ce53">
            <text:p>14,192</text:p>
          </table:table-cell>
          <table:table-cell office:value-type="float" office:value="40111" table:style-name="ce11">
            <text:p>40,111</text:p>
          </table:table-cell>
          <table:table-cell office:value-type="float" office:value="20412" table:style-name="ce11">
            <text:p>20,412</text:p>
          </table:table-cell>
          <table:table-cell office:value-type="float" office:value="19699" table:style-name="ce10">
            <text:p>19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78" table:style-name="ce53">
            <text:p>10,278</text:p>
          </table:table-cell>
          <table:table-cell office:value-type="float" office:value="29462" table:style-name="ce11">
            <text:p>29,462</text:p>
          </table:table-cell>
          <table:table-cell office:value-type="float" office:value="15185" table:style-name="ce11">
            <text:p>15,185</text:p>
          </table:table-cell>
          <table:table-cell office:value-type="float" office:value="14277" table:style-name="ce10">
            <text:p>14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071" table:style-name="ce53">
            <text:p>14,071</text:p>
          </table:table-cell>
          <table:table-cell office:value-type="float" office:value="35820" table:style-name="ce11">
            <text:p>35,820</text:p>
          </table:table-cell>
          <table:table-cell office:value-type="float" office:value="18632" table:style-name="ce11">
            <text:p>18,632</text:p>
          </table:table-cell>
          <table:table-cell office:value-type="float" office:value="17188" table:style-name="ce10">
            <text:p>17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832" table:style-name="ce53">
            <text:p>8,832</text:p>
          </table:table-cell>
          <table:table-cell office:value-type="float" office:value="24241" table:style-name="ce11">
            <text:p>24,241</text:p>
          </table:table-cell>
          <table:table-cell office:value-type="float" office:value="12837" table:style-name="ce11">
            <text:p>12,837</text:p>
          </table:table-cell>
          <table:table-cell office:value-type="float" office:value="11404" table:style-name="ce10">
            <text:p>11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742" table:style-name="ce53">
            <text:p>11,742</text:p>
          </table:table-cell>
          <table:table-cell office:value-type="float" office:value="32472" table:style-name="ce11">
            <text:p>32,472</text:p>
          </table:table-cell>
          <table:table-cell office:value-type="float" office:value="17210" table:style-name="ce11">
            <text:p>17,210</text:p>
          </table:table-cell>
          <table:table-cell office:value-type="float" office:value="15262" table:style-name="ce10">
            <text:p>15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321" table:style-name="ce53">
            <text:p>19,321</text:p>
          </table:table-cell>
          <table:table-cell office:value-type="float" office:value="53348" table:style-name="ce11">
            <text:p>53,348</text:p>
          </table:table-cell>
          <table:table-cell office:value-type="float" office:value="27368" table:style-name="ce11">
            <text:p>27,368</text:p>
          </table:table-cell>
          <table:table-cell office:value-type="float" office:value="25980" table:style-name="ce10">
            <text:p>25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967" table:style-name="ce53">
            <text:p>14,967</text:p>
          </table:table-cell>
          <table:table-cell office:value-type="float" office:value="39651" table:style-name="ce11">
            <text:p>39,651</text:p>
          </table:table-cell>
          <table:table-cell office:value-type="float" office:value="20494" table:style-name="ce11">
            <text:p>20,494</text:p>
          </table:table-cell>
          <table:table-cell office:value-type="float" office:value="19157" table:style-name="ce10">
            <text:p>19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579" table:style-name="ce53">
            <text:p>8,579</text:p>
          </table:table-cell>
          <table:table-cell office:value-type="float" office:value="21481" table:style-name="ce11">
            <text:p>21,481</text:p>
          </table:table-cell>
          <table:table-cell office:value-type="float" office:value="11573" table:style-name="ce11">
            <text:p>11,573</text:p>
          </table:table-cell>
          <table:table-cell office:value-type="float" office:value="9908" table:style-name="ce10">
            <text:p>9,9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896" table:style-name="ce53">
            <text:p>1,896</text:p>
          </table:table-cell>
          <table:table-cell office:value-type="float" office:value="6084" table:style-name="ce11">
            <text:p>6,084</text:p>
          </table:table-cell>
          <table:table-cell office:value-type="float" office:value="3280" table:style-name="ce11">
            <text:p>3,280</text:p>
          </table:table-cell>
          <table:table-cell office:value-type="float" office:value="2804" table:style-name="ce10">
            <text:p>2,8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47" table:style-name="ce54">
            <text:p>1,947</text:p>
          </table:table-cell>
          <table:table-cell office:value-type="float" office:value="5908" table:style-name="ce18">
            <text:p>5,908</text:p>
          </table:table-cell>
          <table:table-cell office:value-type="float" office:value="3085" table:style-name="ce18">
            <text:p>3,085</text:p>
          </table:table-cell>
          <table:table-cell office:value-type="float" office:value="2823" table:style-name="ce17">
            <text:p>2,823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90746" table:style-name="ce72">
            <text:p>190,746</text:p>
          </table:table-cell>
          <table:table-cell office:value-type="float" office:value="551447" table:style-name="ce80">
            <text:p>551,447</text:p>
          </table:table-cell>
          <table:table-cell office:value-type="float" office:value="281746" table:style-name="ce80">
            <text:p>281,746</text:p>
          </table:table-cell>
          <table:table-cell office:value-type="float" office:value="269701" table:style-name="ce74">
            <text:p>269,70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5301" table:style-name="ce53">
            <text:p>65,301</text:p>
          </table:table-cell>
          <table:table-cell office:value-type="float" office:value="181030" table:style-name="ce11">
            <text:p>181,030</text:p>
          </table:table-cell>
          <table:table-cell office:value-type="float" office:value="90138" table:style-name="ce11">
            <text:p>90,138</text:p>
          </table:table-cell>
          <table:table-cell office:value-type="float" office:value="90892" table:style-name="ce10">
            <text:p>90,89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447" table:style-name="ce53">
            <text:p>9,447</text:p>
          </table:table-cell>
          <table:table-cell office:value-type="float" office:value="28983" table:style-name="ce50">
            <text:p>28,983</text:p>
          </table:table-cell>
          <table:table-cell office:value-type="float" office:value="15515" table:style-name="ce11">
            <text:p>15,515</text:p>
          </table:table-cell>
          <table:table-cell office:value-type="float" office:value="13468" table:style-name="ce10">
            <text:p>13,46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25" table:style-name="ce53">
            <text:p>10,725</text:p>
          </table:table-cell>
          <table:table-cell office:value-type="float" office:value="33478" table:style-name="ce50">
            <text:p>33,478</text:p>
          </table:table-cell>
          <table:table-cell office:value-type="float" office:value="17837" table:style-name="ce11">
            <text:p>17,837</text:p>
          </table:table-cell>
          <table:table-cell office:value-type="float" office:value="15641" table:style-name="ce10">
            <text:p>15,64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966" table:style-name="ce53">
            <text:p>33,966</text:p>
          </table:table-cell>
          <table:table-cell office:value-type="float" office:value="96995" table:style-name="ce50">
            <text:p>96,995</text:p>
          </table:table-cell>
          <table:table-cell office:value-type="float" office:value="48685" table:style-name="ce11">
            <text:p>48,685</text:p>
          </table:table-cell>
          <table:table-cell office:value-type="float" office:value="48310" table:style-name="ce10">
            <text:p>48,31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528" table:style-name="ce53">
            <text:p>26,528</text:p>
          </table:table-cell>
          <table:table-cell office:value-type="float" office:value="77468" table:style-name="ce50">
            <text:p>77,468</text:p>
          </table:table-cell>
          <table:table-cell office:value-type="float" office:value="39248" table:style-name="ce11">
            <text:p>39,248</text:p>
          </table:table-cell>
          <table:table-cell office:value-type="float" office:value="38220" table:style-name="ce10">
            <text:p>38,22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57" table:style-name="ce53">
            <text:p>4,457</text:p>
          </table:table-cell>
          <table:table-cell office:value-type="float" office:value="13097" table:style-name="ce50">
            <text:p>13,097</text:p>
          </table:table-cell>
          <table:table-cell office:value-type="float" office:value="7100" table:style-name="ce11">
            <text:p>7,100</text:p>
          </table:table-cell>
          <table:table-cell office:value-type="float" office:value="5997" table:style-name="ce10">
            <text:p>5,99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445" table:style-name="ce53">
            <text:p>18,445</text:p>
          </table:table-cell>
          <table:table-cell office:value-type="float" office:value="56740" table:style-name="ce50">
            <text:p>56,740</text:p>
          </table:table-cell>
          <table:table-cell office:value-type="float" office:value="29094" table:style-name="ce11">
            <text:p>29,094</text:p>
          </table:table-cell>
          <table:table-cell office:value-type="float" office:value="27646" table:style-name="ce10">
            <text:p>27,64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7" table:style-name="ce53">
            <text:p>6,507</text:p>
          </table:table-cell>
          <table:table-cell office:value-type="float" office:value="20067" table:style-name="ce50">
            <text:p>20,067</text:p>
          </table:table-cell>
          <table:table-cell office:value-type="float" office:value="10619" table:style-name="ce11">
            <text:p>10,619</text:p>
          </table:table-cell>
          <table:table-cell office:value-type="float" office:value="9448" table:style-name="ce10">
            <text:p>9,44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536" table:style-name="ce53">
            <text:p>5,536</text:p>
          </table:table-cell>
          <table:table-cell office:value-type="float" office:value="14561" table:style-name="ce50">
            <text:p>14,561</text:p>
          </table:table-cell>
          <table:table-cell office:value-type="float" office:value="7842" table:style-name="ce11">
            <text:p>7,842</text:p>
          </table:table-cell>
          <table:table-cell office:value-type="float" office:value="6719" table:style-name="ce10">
            <text:p>6,71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5" table:style-name="ce53">
            <text:p>3,125</text:p>
          </table:table-cell>
          <table:table-cell office:value-type="float" office:value="9429" table:style-name="ce50">
            <text:p>9,429</text:p>
          </table:table-cell>
          <table:table-cell office:value-type="float" office:value="5130" table:style-name="ce11">
            <text:p>5,130</text:p>
          </table:table-cell>
          <table:table-cell office:value-type="float" office:value="4299" table:style-name="ce10">
            <text:p>4,29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6" table:style-name="ce53">
            <text:p>2,076</text:p>
          </table:table-cell>
          <table:table-cell office:value-type="float" office:value="5542" table:style-name="ce50">
            <text:p>5,542</text:p>
          </table:table-cell>
          <table:table-cell office:value-type="float" office:value="3056" table:style-name="ce11">
            <text:p>3,056</text:p>
          </table:table-cell>
          <table:table-cell office:value-type="float" office:value="2486" table:style-name="ce10">
            <text:p>2,48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873" table:style-name="ce53">
            <text:p>2,873</text:p>
          </table:table-cell>
          <table:table-cell office:value-type="float" office:value="9496" table:style-name="ce50">
            <text:p>9,496</text:p>
          </table:table-cell>
          <table:table-cell office:value-type="float" office:value="5019" table:style-name="ce11">
            <text:p>5,019</text:p>
          </table:table-cell>
          <table:table-cell office:value-type="float" office:value="4477" table:style-name="ce10">
            <text:p>4,477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0" table:style-name="ce54">
            <text:p>1,760</text:p>
          </table:table-cell>
          <table:table-cell office:value-type="float" office:value="4561" table:style-name="ce52">
            <text:p>4,561</text:p>
          </table:table-cell>
          <table:table-cell office:value-type="float" office:value="2463" table:style-name="ce18">
            <text:p>2,463</text:p>
          </table:table-cell>
          <table:table-cell office:value-type="float" office:value="2098" table:style-name="ce17">
            <text:p>2,09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7631" table:style-name="ce72">
            <text:p>187,631</text:p>
          </table:table-cell>
          <table:table-cell office:value-type="float" office:value="554652" table:style-name="ce80">
            <text:p>554,652</text:p>
          </table:table-cell>
          <table:table-cell office:value-type="float" office:value="286255" table:style-name="ce80">
            <text:p>286,255</text:p>
          </table:table-cell>
          <table:table-cell office:value-type="float" office:value="268397" table:style-name="ce74">
            <text:p>268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314" table:style-name="ce53">
            <text:p>31,314</text:p>
          </table:table-cell>
          <table:table-cell office:value-type="float" office:value="89308" table:style-name="ce11">
            <text:p>89,308</text:p>
          </table:table-cell>
          <table:table-cell office:value-type="float" office:value="44595" table:style-name="ce11">
            <text:p>44,595</text:p>
          </table:table-cell>
          <table:table-cell office:value-type="float" office:value="44713" table:style-name="ce10">
            <text:p>44,713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頭份市</text:p>
          </table:table-cell>
          <table:table-cell office:value-type="float" office:value="34621" table:style-name="ce53">
            <text:p>34,621</text:p>
          </table:table-cell>
          <table:table-cell office:value-type="float" office:value="103037" table:style-name="ce11">
            <text:p>103,037</text:p>
          </table:table-cell>
          <table:table-cell office:value-type="float" office:value="52019" table:style-name="ce11">
            <text:p>52,019</text:p>
          </table:table-cell>
          <table:table-cell office:value-type="float" office:value="51018" table:style-name="ce10">
            <text:p>51,018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苑裡鎮</text:p>
          </table:table-cell>
          <table:table-cell office:value-type="float" office:value="14658" table:style-name="ce53">
            <text:p>14,658</text:p>
          </table:table-cell>
          <table:table-cell office:value-type="float" office:value="46133" table:style-name="ce11">
            <text:p>46,133</text:p>
          </table:table-cell>
          <table:table-cell office:value-type="float" office:value="24049" table:style-name="ce11">
            <text:p>24,049</text:p>
          </table:table-cell>
          <table:table-cell office:value-type="float" office:value="22084" table:style-name="ce10">
            <text:p>22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610" table:style-name="ce53">
            <text:p>11,610</text:p>
          </table:table-cell>
          <table:table-cell office:value-type="float" office:value="34808" table:style-name="ce11">
            <text:p>34,808</text:p>
          </table:table-cell>
          <table:table-cell office:value-type="float" office:value="18395" table:style-name="ce11">
            <text:p>18,395</text:p>
          </table:table-cell>
          <table:table-cell office:value-type="float" office:value="16413" table:style-name="ce10">
            <text:p>16,4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9141" table:style-name="ce53">
            <text:p>29,141</text:p>
          </table:table-cell>
          <table:table-cell office:value-type="float" office:value="85506" table:style-name="ce11">
            <text:p>85,506</text:p>
          </table:table-cell>
          <table:table-cell office:value-type="float" office:value="43156" table:style-name="ce11">
            <text:p>43,156</text:p>
          </table:table-cell>
          <table:table-cell office:value-type="float" office:value="42350" table:style-name="ce10">
            <text:p>42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22" table:style-name="ce53">
            <text:p>11,922</text:p>
          </table:table-cell>
          <table:table-cell office:value-type="float" office:value="36845" table:style-name="ce11">
            <text:p>36,845</text:p>
          </table:table-cell>
          <table:table-cell office:value-type="float" office:value="19459" table:style-name="ce11">
            <text:p>19,459</text:p>
          </table:table-cell>
          <table:table-cell office:value-type="float" office:value="17386" table:style-name="ce10">
            <text:p>17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54" table:style-name="ce53">
            <text:p>6,054</text:p>
          </table:table-cell>
          <table:table-cell office:value-type="float" office:value="17207" table:style-name="ce11">
            <text:p>17,207</text:p>
          </table:table-cell>
          <table:table-cell office:value-type="float" office:value="9001" table:style-name="ce11">
            <text:p>9,001</text:p>
          </table:table-cell>
          <table:table-cell office:value-type="float" office:value="8206" table:style-name="ce10">
            <text:p>8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10" table:style-name="ce53">
            <text:p>5,410</text:p>
          </table:table-cell>
          <table:table-cell office:value-type="float" office:value="14805" table:style-name="ce11">
            <text:p>14,805</text:p>
          </table:table-cell>
          <table:table-cell office:value-type="float" office:value="7870" table:style-name="ce11">
            <text:p>7,870</text:p>
          </table:table-cell>
          <table:table-cell office:value-type="float" office:value="6935" table:style-name="ce10">
            <text:p>6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32" table:style-name="ce53">
            <text:p>10,732</text:p>
          </table:table-cell>
          <table:table-cell office:value-type="float" office:value="33869" table:style-name="ce11">
            <text:p>33,869</text:p>
          </table:table-cell>
          <table:table-cell office:value-type="float" office:value="17674" table:style-name="ce11">
            <text:p>17,674</text:p>
          </table:table-cell>
          <table:table-cell office:value-type="float" office:value="16195" table:style-name="ce10">
            <text:p>16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6" table:style-name="ce53">
            <text:p>6,156</text:p>
          </table:table-cell>
          <table:table-cell office:value-type="float" office:value="18215" table:style-name="ce11">
            <text:p>18,215</text:p>
          </table:table-cell>
          <table:table-cell office:value-type="float" office:value="9690" table:style-name="ce11">
            <text:p>9,690</text:p>
          </table:table-cell>
          <table:table-cell office:value-type="float" office:value="8525" table:style-name="ce10">
            <text:p>8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38" table:style-name="ce53">
            <text:p>3,938</text:p>
          </table:table-cell>
          <table:table-cell office:value-type="float" office:value="10202" table:style-name="ce11">
            <text:p>10,202</text:p>
          </table:table-cell>
          <table:table-cell office:value-type="float" office:value="5610" table:style-name="ce11">
            <text:p>5,610</text:p>
          </table:table-cell>
          <table:table-cell office:value-type="float" office:value="4592" table:style-name="ce10">
            <text:p>4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6" table:style-name="ce53">
            <text:p>3,646</text:p>
          </table:table-cell>
          <table:table-cell office:value-type="float" office:value="10878" table:style-name="ce11">
            <text:p>10,878</text:p>
          </table:table-cell>
          <table:table-cell office:value-type="float" office:value="5791" table:style-name="ce11">
            <text:p>5,791</text:p>
          </table:table-cell>
          <table:table-cell office:value-type="float" office:value="5087" table:style-name="ce10">
            <text:p>5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3" table:style-name="ce53">
            <text:p>5,583</text:p>
          </table:table-cell>
          <table:table-cell office:value-type="float" office:value="16592" table:style-name="ce11">
            <text:p>16,592</text:p>
          </table:table-cell>
          <table:table-cell office:value-type="float" office:value="8759" table:style-name="ce11">
            <text:p>8,759</text:p>
          </table:table-cell>
          <table:table-cell office:value-type="float" office:value="7833" table:style-name="ce10">
            <text:p>7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51" table:style-name="ce53">
            <text:p>2,651</text:p>
          </table:table-cell>
          <table:table-cell office:value-type="float" office:value="7198" table:style-name="ce11">
            <text:p>7,198</text:p>
          </table:table-cell>
          <table:table-cell office:value-type="float" office:value="4007" table:style-name="ce11">
            <text:p>4,007</text:p>
          </table:table-cell>
          <table:table-cell office:value-type="float" office:value="3191" table:style-name="ce10">
            <text:p>3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25" table:style-name="ce53">
            <text:p>4,125</text:p>
          </table:table-cell>
          <table:table-cell office:value-type="float" office:value="13009" table:style-name="ce11">
            <text:p>13,009</text:p>
          </table:table-cell>
          <table:table-cell office:value-type="float" office:value="6863" table:style-name="ce11">
            <text:p>6,863</text:p>
          </table:table-cell>
          <table:table-cell office:value-type="float" office:value="6146" table:style-name="ce10">
            <text:p>6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0" table:style-name="ce53">
            <text:p>2,400</text:p>
          </table:table-cell>
          <table:table-cell office:value-type="float" office:value="6761" table:style-name="ce11">
            <text:p>6,761</text:p>
          </table:table-cell>
          <table:table-cell office:value-type="float" office:value="3698" table:style-name="ce11">
            <text:p>3,698</text:p>
          </table:table-cell>
          <table:table-cell office:value-type="float" office:value="3063" table:style-name="ce10">
            <text:p>3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6" table:style-name="ce53">
            <text:p>1,716</text:p>
          </table:table-cell>
          <table:table-cell office:value-type="float" office:value="4419" table:style-name="ce11">
            <text:p>4,419</text:p>
          </table:table-cell>
          <table:table-cell office:value-type="float" office:value="2473" table:style-name="ce11">
            <text:p>2,473</text:p>
          </table:table-cell>
          <table:table-cell office:value-type="float" office:value="1946" table:style-name="ce10">
            <text:p>1,9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54" table:style-name="ce54">
            <text:p>1,954</text:p>
          </table:table-cell>
          <table:table-cell office:value-type="float" office:value="5860" table:style-name="ce18">
            <text:p>5,860</text:p>
          </table:table-cell>
          <table:table-cell office:value-type="float" office:value="3146" table:style-name="ce18">
            <text:p>3,146</text:p>
          </table:table-cell>
          <table:table-cell office:value-type="float" office:value="2714" table:style-name="ce17">
            <text:p>2,714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6917" table:style-name="ce72">
            <text:p>386,917</text:p>
          </table:table-cell>
          <table:table-cell office:value-type="float" office:value="1282934" table:style-name="ce80">
            <text:p>1,282,934</text:p>
          </table:table-cell>
          <table:table-cell office:value-type="float" office:value="654036" table:style-name="ce80">
            <text:p>654,036</text:p>
          </table:table-cell>
          <table:table-cell office:value-type="float" office:value="628898" table:style-name="ce74">
            <text:p>628,8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397" table:style-name="ce53">
            <text:p>76,397</text:p>
          </table:table-cell>
          <table:table-cell office:value-type="float" office:value="233663" table:style-name="ce11">
            <text:p>233,663</text:p>
          </table:table-cell>
          <table:table-cell office:value-type="float" office:value="115465" table:style-name="ce11">
            <text:p>115,465</text:p>
          </table:table-cell>
          <table:table-cell office:value-type="float" office:value="118198" table:style-name="ce10">
            <text:p>118,1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1">
            <text:p>員林市</text:p>
          </table:table-cell>
          <table:table-cell office:value-type="float" office:value="39230" table:style-name="ce53">
            <text:p>39,230</text:p>
          </table:table-cell>
          <table:table-cell office:value-type="float" office:value="124506" table:style-name="ce11">
            <text:p>124,506</text:p>
          </table:table-cell>
          <table:table-cell office:value-type="float" office:value="61867" table:style-name="ce11">
            <text:p>61,867</text:p>
          </table:table-cell>
          <table:table-cell office:value-type="float" office:value="62639" table:style-name="ce10">
            <text:p>62,63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483" table:style-name="ce53">
            <text:p>24,483</text:p>
          </table:table-cell>
          <table:table-cell office:value-type="float" office:value="86780" table:style-name="ce11">
            <text:p>86,780</text:p>
          </table:table-cell>
          <table:table-cell office:value-type="float" office:value="44134" table:style-name="ce11">
            <text:p>44,134</text:p>
          </table:table-cell>
          <table:table-cell office:value-type="float" office:value="42646" table:style-name="ce10">
            <text:p>42,6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748" table:style-name="ce53">
            <text:p>26,748</text:p>
          </table:table-cell>
          <table:table-cell office:value-type="float" office:value="91056" table:style-name="ce11">
            <text:p>91,056</text:p>
          </table:table-cell>
          <table:table-cell office:value-type="float" office:value="46357" table:style-name="ce11">
            <text:p>46,357</text:p>
          </table:table-cell>
          <table:table-cell office:value-type="float" office:value="44699" table:style-name="ce10">
            <text:p>44,6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703" table:style-name="ce53">
            <text:p>10,703</text:p>
          </table:table-cell>
          <table:table-cell office:value-type="float" office:value="33355" table:style-name="ce11">
            <text:p>33,355</text:p>
          </table:table-cell>
          <table:table-cell office:value-type="float" office:value="16807" table:style-name="ce11">
            <text:p>16,807</text:p>
          </table:table-cell>
          <table:table-cell office:value-type="float" office:value="16548" table:style-name="ce10">
            <text:p>16,5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334" table:style-name="ce53">
            <text:p>16,334</text:p>
          </table:table-cell>
          <table:table-cell office:value-type="float" office:value="55653" table:style-name="ce11">
            <text:p>55,653</text:p>
          </table:table-cell>
          <table:table-cell office:value-type="float" office:value="28217" table:style-name="ce11">
            <text:p>28,217</text:p>
          </table:table-cell>
          <table:table-cell office:value-type="float" office:value="27436" table:style-name="ce10">
            <text:p>27,4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61" table:style-name="ce53">
            <text:p>13,161</text:p>
          </table:table-cell>
          <table:table-cell office:value-type="float" office:value="41875" table:style-name="ce11">
            <text:p>41,875</text:p>
          </table:table-cell>
          <table:table-cell office:value-type="float" office:value="21608" table:style-name="ce11">
            <text:p>21,608</text:p>
          </table:table-cell>
          <table:table-cell office:value-type="float" office:value="20267" table:style-name="ce10">
            <text:p>20,2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038" table:style-name="ce53">
            <text:p>15,038</text:p>
          </table:table-cell>
          <table:table-cell office:value-type="float" office:value="51058" table:style-name="ce11">
            <text:p>51,058</text:p>
          </table:table-cell>
          <table:table-cell office:value-type="float" office:value="26295" table:style-name="ce11">
            <text:p>26,295</text:p>
          </table:table-cell>
          <table:table-cell office:value-type="float" office:value="24763" table:style-name="ce10">
            <text:p>24,7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02" table:style-name="ce53">
            <text:p>4,402</text:p>
          </table:table-cell>
          <table:table-cell office:value-type="float" office:value="16898" table:style-name="ce11">
            <text:p>16,898</text:p>
          </table:table-cell>
          <table:table-cell office:value-type="float" office:value="8686" table:style-name="ce11">
            <text:p>8,686</text:p>
          </table:table-cell>
          <table:table-cell office:value-type="float" office:value="8212" table:style-name="ce10">
            <text:p>8,2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975" table:style-name="ce53">
            <text:p>9,975</text:p>
          </table:table-cell>
          <table:table-cell office:value-type="float" office:value="36925" table:style-name="ce11">
            <text:p>36,925</text:p>
          </table:table-cell>
          <table:table-cell office:value-type="float" office:value="18860" table:style-name="ce11">
            <text:p>18,860</text:p>
          </table:table-cell>
          <table:table-cell office:value-type="float" office:value="18065" table:style-name="ce10">
            <text:p>18,0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807" table:style-name="ce53">
            <text:p>12,807</text:p>
          </table:table-cell>
          <table:table-cell office:value-type="float" office:value="47361" table:style-name="ce11">
            <text:p>47,361</text:p>
          </table:table-cell>
          <table:table-cell office:value-type="float" office:value="24666" table:style-name="ce11">
            <text:p>24,666</text:p>
          </table:table-cell>
          <table:table-cell office:value-type="float" office:value="22695" table:style-name="ce10">
            <text:p>22,6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756" table:style-name="ce53">
            <text:p>10,756</text:p>
          </table:table-cell>
          <table:table-cell office:value-type="float" office:value="39372" table:style-name="ce11">
            <text:p>39,372</text:p>
          </table:table-cell>
          <table:table-cell office:value-type="float" office:value="20308" table:style-name="ce11">
            <text:p>20,308</text:p>
          </table:table-cell>
          <table:table-cell office:value-type="float" office:value="19064" table:style-name="ce10">
            <text:p>19,0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94" table:style-name="ce53">
            <text:p>14,094</text:p>
          </table:table-cell>
          <table:table-cell office:value-type="float" office:value="45977" table:style-name="ce11">
            <text:p>45,977</text:p>
          </table:table-cell>
          <table:table-cell office:value-type="float" office:value="23585" table:style-name="ce11">
            <text:p>23,585</text:p>
          </table:table-cell>
          <table:table-cell office:value-type="float" office:value="22392" table:style-name="ce10">
            <text:p>22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1" table:style-name="ce53">
            <text:p>6,841</text:p>
          </table:table-cell>
          <table:table-cell office:value-type="float" office:value="23771" table:style-name="ce11">
            <text:p>23,771</text:p>
          </table:table-cell>
          <table:table-cell office:value-type="float" office:value="12495" table:style-name="ce11">
            <text:p>12,495</text:p>
          </table:table-cell>
          <table:table-cell office:value-type="float" office:value="11276" table:style-name="ce10">
            <text:p>11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119" table:style-name="ce53">
            <text:p>11,119</text:p>
          </table:table-cell>
          <table:table-cell office:value-type="float" office:value="36842" table:style-name="ce11">
            <text:p>36,842</text:p>
          </table:table-cell>
          <table:table-cell office:value-type="float" office:value="19023" table:style-name="ce11">
            <text:p>19,023</text:p>
          </table:table-cell>
          <table:table-cell office:value-type="float" office:value="17819" table:style-name="ce10">
            <text:p>17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81" table:style-name="ce53">
            <text:p>9,081</text:p>
          </table:table-cell>
          <table:table-cell office:value-type="float" office:value="32650" table:style-name="ce11">
            <text:p>32,650</text:p>
          </table:table-cell>
          <table:table-cell office:value-type="float" office:value="17171" table:style-name="ce11">
            <text:p>17,171</text:p>
          </table:table-cell>
          <table:table-cell office:value-type="float" office:value="15479" table:style-name="ce10">
            <text:p>15,4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89" table:style-name="ce53">
            <text:p>10,589</text:p>
          </table:table-cell>
          <table:table-cell office:value-type="float" office:value="34891" table:style-name="ce11">
            <text:p>34,891</text:p>
          </table:table-cell>
          <table:table-cell office:value-type="float" office:value="17968" table:style-name="ce11">
            <text:p>17,968</text:p>
          </table:table-cell>
          <table:table-cell office:value-type="float" office:value="16923" table:style-name="ce10">
            <text:p>16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29" table:style-name="ce53">
            <text:p>10,929</text:p>
          </table:table-cell>
          <table:table-cell office:value-type="float" office:value="37386" table:style-name="ce11">
            <text:p>37,386</text:p>
          </table:table-cell>
          <table:table-cell office:value-type="float" office:value="19352" table:style-name="ce11">
            <text:p>19,352</text:p>
          </table:table-cell>
          <table:table-cell office:value-type="float" office:value="18034" table:style-name="ce10">
            <text:p>18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20" table:style-name="ce53">
            <text:p>12,920</text:p>
          </table:table-cell>
          <table:table-cell office:value-type="float" office:value="43217" table:style-name="ce11">
            <text:p>43,217</text:p>
          </table:table-cell>
          <table:table-cell office:value-type="float" office:value="22219" table:style-name="ce11">
            <text:p>22,219</text:p>
          </table:table-cell>
          <table:table-cell office:value-type="float" office:value="20998" table:style-name="ce10">
            <text:p>20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8" table:style-name="ce53">
            <text:p>5,288</text:p>
          </table:table-cell>
          <table:table-cell office:value-type="float" office:value="15362" table:style-name="ce11">
            <text:p>15,362</text:p>
          </table:table-cell>
          <table:table-cell office:value-type="float" office:value="8049" table:style-name="ce11">
            <text:p>8,049</text:p>
          </table:table-cell>
          <table:table-cell office:value-type="float" office:value="7313" table:style-name="ce10">
            <text:p>7,3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87" table:style-name="ce53">
            <text:p>7,987</text:p>
          </table:table-cell>
          <table:table-cell office:value-type="float" office:value="27507" table:style-name="ce11">
            <text:p>27,507</text:p>
          </table:table-cell>
          <table:table-cell office:value-type="float" office:value="14183" table:style-name="ce11">
            <text:p>14,183</text:p>
          </table:table-cell>
          <table:table-cell office:value-type="float" office:value="13324" table:style-name="ce10">
            <text:p>13,3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43" table:style-name="ce53">
            <text:p>9,043</text:p>
          </table:table-cell>
          <table:table-cell office:value-type="float" office:value="30660" table:style-name="ce11">
            <text:p>30,660</text:p>
          </table:table-cell>
          <table:table-cell office:value-type="float" office:value="15888" table:style-name="ce11">
            <text:p>15,888</text:p>
          </table:table-cell>
          <table:table-cell office:value-type="float" office:value="14772" table:style-name="ce10">
            <text:p>14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4" table:style-name="ce53">
            <text:p>10,134</text:p>
          </table:table-cell>
          <table:table-cell office:value-type="float" office:value="33727" table:style-name="ce11">
            <text:p>33,727</text:p>
          </table:table-cell>
          <table:table-cell office:value-type="float" office:value="17846" table:style-name="ce11">
            <text:p>17,846</text:p>
          </table:table-cell>
          <table:table-cell office:value-type="float" office:value="15881" table:style-name="ce10">
            <text:p>15,8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60" table:style-name="ce53">
            <text:p>5,260</text:p>
          </table:table-cell>
          <table:table-cell office:value-type="float" office:value="17009" table:style-name="ce11">
            <text:p>17,009</text:p>
          </table:table-cell>
          <table:table-cell office:value-type="float" office:value="9184" table:style-name="ce11">
            <text:p>9,184</text:p>
          </table:table-cell>
          <table:table-cell office:value-type="float" office:value="7825" table:style-name="ce10">
            <text:p>7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19" table:style-name="ce53">
            <text:p>4,619</text:p>
          </table:table-cell>
          <table:table-cell office:value-type="float" office:value="15334" table:style-name="ce11">
            <text:p>15,334</text:p>
          </table:table-cell>
          <table:table-cell office:value-type="float" office:value="8073" table:style-name="ce11">
            <text:p>8,073</text:p>
          </table:table-cell>
          <table:table-cell office:value-type="float" office:value="7261" table:style-name="ce10">
            <text:p>7,26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79" table:style-name="ce54">
            <text:p>8,979</text:p>
          </table:table-cell>
          <table:table-cell office:value-type="float" office:value="30099" table:style-name="ce18">
            <text:p>30,099</text:p>
          </table:table-cell>
          <table:table-cell office:value-type="float" office:value="15730" table:style-name="ce18">
            <text:p>15,730</text:p>
          </table:table-cell>
          <table:table-cell office:value-type="float" office:value="14369" table:style-name="ce17">
            <text:p>14,369</text:p>
          </table:table-cell>
          <table:table-cell table:number-columns-repeated="16379"/>
        </table:table-row>
        <table:table-row table:style-name="ro4">
          <table:table-cell table:style-name="ce88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8051" table:style-name="ce72">
            <text:p>178,051</text:p>
          </table:table-cell>
          <table:table-cell office:value-type="float" office:value="501757" table:style-name="ce80">
            <text:p>501,757</text:p>
          </table:table-cell>
          <table:table-cell office:value-type="float" office:value="257101" table:style-name="ce80">
            <text:p>257,101</text:p>
          </table:table-cell>
          <table:table-cell office:value-type="float" office:value="244656" table:style-name="ce74">
            <text:p>244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723" table:style-name="ce53">
            <text:p>34,723</text:p>
          </table:table-cell>
          <table:table-cell office:value-type="float" office:value="100225" table:style-name="ce11">
            <text:p>100,225</text:p>
          </table:table-cell>
          <table:table-cell office:value-type="float" office:value="50188" table:style-name="ce11">
            <text:p>50,188</text:p>
          </table:table-cell>
          <table:table-cell office:value-type="float" office:value="50037" table:style-name="ce10">
            <text:p>50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49" table:style-name="ce53">
            <text:p>29,049</text:p>
          </table:table-cell>
          <table:table-cell office:value-type="float" office:value="81153" table:style-name="ce11">
            <text:p>81,153</text:p>
          </table:table-cell>
          <table:table-cell office:value-type="float" office:value="40444" table:style-name="ce11">
            <text:p>40,444</text:p>
          </table:table-cell>
          <table:table-cell office:value-type="float" office:value="40709" table:style-name="ce10">
            <text:p>40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251" table:style-name="ce53">
            <text:p>33,251</text:p>
          </table:table-cell>
          <table:table-cell office:value-type="float" office:value="97994" table:style-name="ce11">
            <text:p>97,994</text:p>
          </table:table-cell>
          <table:table-cell office:value-type="float" office:value="49575" table:style-name="ce11">
            <text:p>49,575</text:p>
          </table:table-cell>
          <table:table-cell office:value-type="float" office:value="48419" table:style-name="ce10">
            <text:p>48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21" table:style-name="ce53">
            <text:p>20,121</text:p>
          </table:table-cell>
          <table:table-cell office:value-type="float" office:value="55166" table:style-name="ce11">
            <text:p>55,166</text:p>
          </table:table-cell>
          <table:table-cell office:value-type="float" office:value="28288" table:style-name="ce11">
            <text:p>28,288</text:p>
          </table:table-cell>
          <table:table-cell office:value-type="float" office:value="26878" table:style-name="ce10">
            <text:p>26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99" table:style-name="ce53">
            <text:p>4,299</text:p>
          </table:table-cell>
          <table:table-cell office:value-type="float" office:value="10907" table:style-name="ce11">
            <text:p>10,907</text:p>
          </table:table-cell>
          <table:table-cell office:value-type="float" office:value="5669" table:style-name="ce11">
            <text:p>5,669</text:p>
          </table:table-cell>
          <table:table-cell office:value-type="float" office:value="5238" table:style-name="ce10">
            <text:p>5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47" table:style-name="ce53">
            <text:p>12,647</text:p>
          </table:table-cell>
          <table:table-cell office:value-type="float" office:value="38903" table:style-name="ce11">
            <text:p>38,903</text:p>
          </table:table-cell>
          <table:table-cell office:value-type="float" office:value="20492" table:style-name="ce11">
            <text:p>20,492</text:p>
          </table:table-cell>
          <table:table-cell office:value-type="float" office:value="18411" table:style-name="ce10">
            <text:p>18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38" table:style-name="ce53">
            <text:p>7,938</text:p>
          </table:table-cell>
          <table:table-cell office:value-type="float" office:value="17835" table:style-name="ce11">
            <text:p>17,835</text:p>
          </table:table-cell>
          <table:table-cell office:value-type="float" office:value="9521" table:style-name="ce11">
            <text:p>9,521</text:p>
          </table:table-cell>
          <table:table-cell office:value-type="float" office:value="8314" table:style-name="ce10">
            <text:p>8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7" table:style-name="ce53">
            <text:p>5,637</text:p>
          </table:table-cell>
          <table:table-cell office:value-type="float" office:value="14905" table:style-name="ce11">
            <text:p>14,905</text:p>
          </table:table-cell>
          <table:table-cell office:value-type="float" office:value="8090" table:style-name="ce11">
            <text:p>8,090</text:p>
          </table:table-cell>
          <table:table-cell office:value-type="float" office:value="6815" table:style-name="ce10">
            <text:p>6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6" table:style-name="ce53">
            <text:p>5,766</text:p>
          </table:table-cell>
          <table:table-cell office:value-type="float" office:value="15976" table:style-name="ce11">
            <text:p>15,976</text:p>
          </table:table-cell>
          <table:table-cell office:value-type="float" office:value="8419" table:style-name="ce11">
            <text:p>8,419</text:p>
          </table:table-cell>
          <table:table-cell office:value-type="float" office:value="7557" table:style-name="ce10">
            <text:p>7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64" table:style-name="ce53">
            <text:p>7,264</text:p>
          </table:table-cell>
          <table:table-cell office:value-type="float" office:value="18823" table:style-name="ce11">
            <text:p>18,823</text:p>
          </table:table-cell>
          <table:table-cell office:value-type="float" office:value="10188" table:style-name="ce11">
            <text:p>10,188</text:p>
          </table:table-cell>
          <table:table-cell office:value-type="float" office:value="8635" table:style-name="ce10">
            <text:p>8,6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67" table:style-name="ce53">
            <text:p>7,167</text:p>
          </table:table-cell>
          <table:table-cell office:value-type="float" office:value="17847" table:style-name="ce11">
            <text:p>17,847</text:p>
          </table:table-cell>
          <table:table-cell office:value-type="float" office:value="9355" table:style-name="ce11">
            <text:p>9,355</text:p>
          </table:table-cell>
          <table:table-cell office:value-type="float" office:value="8492" table:style-name="ce10">
            <text:p>8,4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9" table:style-name="ce53">
            <text:p>5,279</text:p>
          </table:table-cell>
          <table:table-cell office:value-type="float" office:value="16286" table:style-name="ce11">
            <text:p>16,286</text:p>
          </table:table-cell>
          <table:table-cell office:value-type="float" office:value="8733" table:style-name="ce11">
            <text:p>8,733</text:p>
          </table:table-cell>
          <table:table-cell office:value-type="float" office:value="7553" table:style-name="ce10">
            <text:p>7,55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910" table:style-name="ce54">
            <text:p>4,910</text:p>
          </table:table-cell>
          <table:table-cell office:value-type="float" office:value="15737" table:style-name="ce18">
            <text:p>15,737</text:p>
          </table:table-cell>
          <table:table-cell office:value-type="float" office:value="8139" table:style-name="ce18">
            <text:p>8,139</text:p>
          </table:table-cell>
          <table:table-cell office:value-type="float" office:value="7598" table:style-name="ce17">
            <text:p>7,59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40332" table:style-name="ce72">
            <text:p>240,332</text:p>
          </table:table-cell>
          <table:table-cell office:value-type="float" office:value="691021" table:style-name="ce80">
            <text:p>691,021</text:p>
          </table:table-cell>
          <table:table-cell office:value-type="float" office:value="358578" table:style-name="ce80">
            <text:p>358,578</text:p>
          </table:table-cell>
          <table:table-cell office:value-type="float" office:value="332443" table:style-name="ce74">
            <text:p>332,4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265" table:style-name="ce53">
            <text:p>38,265</text:p>
          </table:table-cell>
          <table:table-cell office:value-type="float" office:value="108608" table:style-name="ce11">
            <text:p>108,608</text:p>
          </table:table-cell>
          <table:table-cell office:value-type="float" office:value="54030" table:style-name="ce11">
            <text:p>54,030</text:p>
          </table:table-cell>
          <table:table-cell office:value-type="float" office:value="54578" table:style-name="ce10">
            <text:p>54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84" table:style-name="ce53">
            <text:p>15,884</text:p>
          </table:table-cell>
          <table:table-cell office:value-type="float" office:value="44960" table:style-name="ce11">
            <text:p>44,960</text:p>
          </table:table-cell>
          <table:table-cell office:value-type="float" office:value="22850" table:style-name="ce11">
            <text:p>22,850</text:p>
          </table:table-cell>
          <table:table-cell office:value-type="float" office:value="22110" table:style-name="ce10">
            <text:p>22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028" table:style-name="ce53">
            <text:p>25,028</text:p>
          </table:table-cell>
          <table:table-cell office:value-type="float" office:value="70937" table:style-name="ce11">
            <text:p>70,937</text:p>
          </table:table-cell>
          <table:table-cell office:value-type="float" office:value="35938" table:style-name="ce11">
            <text:p>35,938</text:p>
          </table:table-cell>
          <table:table-cell office:value-type="float" office:value="34999" table:style-name="ce10">
            <text:p>34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31" table:style-name="ce53">
            <text:p>14,631</text:p>
          </table:table-cell>
          <table:table-cell office:value-type="float" office:value="46228" table:style-name="ce11">
            <text:p>46,228</text:p>
          </table:table-cell>
          <table:table-cell office:value-type="float" office:value="23395" table:style-name="ce11">
            <text:p>23,395</text:p>
          </table:table-cell>
          <table:table-cell office:value-type="float" office:value="22833" table:style-name="ce10">
            <text:p>22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70" table:style-name="ce53">
            <text:p>9,370</text:p>
          </table:table-cell>
          <table:table-cell office:value-type="float" office:value="28998" table:style-name="ce11">
            <text:p>28,998</text:p>
          </table:table-cell>
          <table:table-cell office:value-type="float" office:value="15141" table:style-name="ce11">
            <text:p>15,141</text:p>
          </table:table-cell>
          <table:table-cell office:value-type="float" office:value="13857" table:style-name="ce10">
            <text:p>13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70" table:style-name="ce53">
            <text:p>15,970</text:p>
          </table:table-cell>
          <table:table-cell office:value-type="float" office:value="40337" table:style-name="ce11">
            <text:p>40,337</text:p>
          </table:table-cell>
          <table:table-cell office:value-type="float" office:value="20868" table:style-name="ce11">
            <text:p>20,868</text:p>
          </table:table-cell>
          <table:table-cell office:value-type="float" office:value="19469" table:style-name="ce10">
            <text:p>19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82" table:style-name="ce53">
            <text:p>10,982</text:p>
          </table:table-cell>
          <table:table-cell office:value-type="float" office:value="31759" table:style-name="ce11">
            <text:p>31,759</text:p>
          </table:table-cell>
          <table:table-cell office:value-type="float" office:value="16720" table:style-name="ce11">
            <text:p>16,720</text:p>
          </table:table-cell>
          <table:table-cell office:value-type="float" office:value="15039" table:style-name="ce10">
            <text:p>15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2" table:style-name="ce53">
            <text:p>6,682</text:p>
          </table:table-cell>
          <table:table-cell office:value-type="float" office:value="19294" table:style-name="ce11">
            <text:p>19,294</text:p>
          </table:table-cell>
          <table:table-cell office:value-type="float" office:value="10355" table:style-name="ce11">
            <text:p>10,355</text:p>
          </table:table-cell>
          <table:table-cell office:value-type="float" office:value="8939" table:style-name="ce10">
            <text:p>8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39" table:style-name="ce53">
            <text:p>9,339</text:p>
          </table:table-cell>
          <table:table-cell office:value-type="float" office:value="28934" table:style-name="ce11">
            <text:p>28,934</text:p>
          </table:table-cell>
          <table:table-cell office:value-type="float" office:value="15184" table:style-name="ce11">
            <text:p>15,184</text:p>
          </table:table-cell>
          <table:table-cell office:value-type="float" office:value="13750" table:style-name="ce10">
            <text:p>13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1" table:style-name="ce53">
            <text:p>6,021</text:p>
          </table:table-cell>
          <table:table-cell office:value-type="float" office:value="18292" table:style-name="ce11">
            <text:p>18,292</text:p>
          </table:table-cell>
          <table:table-cell office:value-type="float" office:value="9563" table:style-name="ce11">
            <text:p>9,563</text:p>
          </table:table-cell>
          <table:table-cell office:value-type="float" office:value="8729" table:style-name="ce10">
            <text:p>8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6" table:style-name="ce53">
            <text:p>8,946</text:p>
          </table:table-cell>
          <table:table-cell office:value-type="float" office:value="27287" table:style-name="ce11">
            <text:p>27,287</text:p>
          </table:table-cell>
          <table:table-cell office:value-type="float" office:value="14580" table:style-name="ce11">
            <text:p>14,580</text:p>
          </table:table-cell>
          <table:table-cell office:value-type="float" office:value="12707" table:style-name="ce10">
            <text:p>12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4" table:style-name="ce53">
            <text:p>8,504</text:p>
          </table:table-cell>
          <table:table-cell office:value-type="float" office:value="24744" table:style-name="ce11">
            <text:p>24,744</text:p>
          </table:table-cell>
          <table:table-cell office:value-type="float" office:value="13066" table:style-name="ce11">
            <text:p>13,066</text:p>
          </table:table-cell>
          <table:table-cell office:value-type="float" office:value="11678" table:style-name="ce10">
            <text:p>11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314" table:style-name="ce53">
            <text:p>14,314</text:p>
          </table:table-cell>
          <table:table-cell office:value-type="float" office:value="45545" table:style-name="ce11">
            <text:p>45,545</text:p>
          </table:table-cell>
          <table:table-cell office:value-type="float" office:value="22896" table:style-name="ce11">
            <text:p>22,896</text:p>
          </table:table-cell>
          <table:table-cell office:value-type="float" office:value="22649" table:style-name="ce10">
            <text:p>22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3" table:style-name="ce53">
            <text:p>5,743</text:p>
          </table:table-cell>
          <table:table-cell office:value-type="float" office:value="14930" table:style-name="ce11">
            <text:p>14,930</text:p>
          </table:table-cell>
          <table:table-cell office:value-type="float" office:value="8254" table:style-name="ce11">
            <text:p>8,254</text:p>
          </table:table-cell>
          <table:table-cell office:value-type="float" office:value="6676" table:style-name="ce10">
            <text:p>6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3" table:style-name="ce53">
            <text:p>4,443</text:p>
          </table:table-cell>
          <table:table-cell office:value-type="float" office:value="13002" table:style-name="ce11">
            <text:p>13,002</text:p>
          </table:table-cell>
          <table:table-cell office:value-type="float" office:value="6989" table:style-name="ce11">
            <text:p>6,989</text:p>
          </table:table-cell>
          <table:table-cell office:value-type="float" office:value="6013" table:style-name="ce10">
            <text:p>6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698" table:style-name="ce53">
            <text:p>8,698</text:p>
          </table:table-cell>
          <table:table-cell office:value-type="float" office:value="23978" table:style-name="ce11">
            <text:p>23,978</text:p>
          </table:table-cell>
          <table:table-cell office:value-type="float" office:value="12845" table:style-name="ce11">
            <text:p>12,845</text:p>
          </table:table-cell>
          <table:table-cell office:value-type="float" office:value="11133" table:style-name="ce10">
            <text:p>11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6" table:style-name="ce53">
            <text:p>9,296</text:p>
          </table:table-cell>
          <table:table-cell office:value-type="float" office:value="26052" table:style-name="ce11">
            <text:p>26,052</text:p>
          </table:table-cell>
          <table:table-cell office:value-type="float" office:value="14248" table:style-name="ce11">
            <text:p>14,248</text:p>
          </table:table-cell>
          <table:table-cell office:value-type="float" office:value="11804" table:style-name="ce10">
            <text:p>11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780" table:style-name="ce53">
            <text:p>8,780</text:p>
          </table:table-cell>
          <table:table-cell office:value-type="float" office:value="23736" table:style-name="ce11">
            <text:p>23,736</text:p>
          </table:table-cell>
          <table:table-cell office:value-type="float" office:value="12863" table:style-name="ce11">
            <text:p>12,863</text:p>
          </table:table-cell>
          <table:table-cell office:value-type="float" office:value="10873" table:style-name="ce10">
            <text:p>10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494" table:style-name="ce53">
            <text:p>9,494</text:p>
          </table:table-cell>
          <table:table-cell office:value-type="float" office:value="27705" table:style-name="ce11">
            <text:p>27,705</text:p>
          </table:table-cell>
          <table:table-cell office:value-type="float" office:value="14732" table:style-name="ce11">
            <text:p>14,732</text:p>
          </table:table-cell>
          <table:table-cell office:value-type="float" office:value="12973" table:style-name="ce10">
            <text:p>12,97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942" table:style-name="ce54">
            <text:p>9,942</text:p>
          </table:table-cell>
          <table:table-cell office:value-type="float" office:value="25695" table:style-name="ce18">
            <text:p>25,695</text:p>
          </table:table-cell>
          <table:table-cell office:value-type="float" office:value="14061" table:style-name="ce18">
            <text:p>14,061</text:p>
          </table:table-cell>
          <table:table-cell office:value-type="float" office:value="11634" table:style-name="ce17">
            <text:p>11,63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860" table:style-name="ce72">
            <text:p>182,860</text:p>
          </table:table-cell>
          <table:table-cell office:value-type="float" office:value="511797" table:style-name="ce80">
            <text:p>511,797</text:p>
          </table:table-cell>
          <table:table-cell office:value-type="float" office:value="266244" table:style-name="ce80">
            <text:p>266,244</text:p>
          </table:table-cell>
          <table:table-cell office:value-type="float" office:value="245553" table:style-name="ce74">
            <text:p>245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939" table:style-name="ce53">
            <text:p>12,939</text:p>
          </table:table-cell>
          <table:table-cell office:value-type="float" office:value="37714" table:style-name="ce11">
            <text:p>37,714</text:p>
          </table:table-cell>
          <table:table-cell office:value-type="float" office:value="19383" table:style-name="ce11">
            <text:p>19,383</text:p>
          </table:table-cell>
          <table:table-cell office:value-type="float" office:value="18331" table:style-name="ce10">
            <text:p>18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14" table:style-name="ce53">
            <text:p>15,714</text:p>
          </table:table-cell>
          <table:table-cell office:value-type="float" office:value="42436" table:style-name="ce11">
            <text:p>42,436</text:p>
          </table:table-cell>
          <table:table-cell office:value-type="float" office:value="21468" table:style-name="ce11">
            <text:p>21,468</text:p>
          </table:table-cell>
          <table:table-cell office:value-type="float" office:value="20968" table:style-name="ce10">
            <text:p>20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67" table:style-name="ce53">
            <text:p>9,967</text:p>
          </table:table-cell>
          <table:table-cell office:value-type="float" office:value="27210" table:style-name="ce11">
            <text:p>27,210</text:p>
          </table:table-cell>
          <table:table-cell office:value-type="float" office:value="13891" table:style-name="ce11">
            <text:p>13,891</text:p>
          </table:table-cell>
          <table:table-cell office:value-type="float" office:value="13319" table:style-name="ce10">
            <text:p>13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3" table:style-name="ce53">
            <text:p>11,413</text:p>
          </table:table-cell>
          <table:table-cell office:value-type="float" office:value="31206" table:style-name="ce11">
            <text:p>31,206</text:p>
          </table:table-cell>
          <table:table-cell office:value-type="float" office:value="15993" table:style-name="ce11">
            <text:p>15,993</text:p>
          </table:table-cell>
          <table:table-cell office:value-type="float" office:value="15213" table:style-name="ce10">
            <text:p>15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887" table:style-name="ce53">
            <text:p>24,887</text:p>
          </table:table-cell>
          <table:table-cell office:value-type="float" office:value="71728" table:style-name="ce11">
            <text:p>71,728</text:p>
          </table:table-cell>
          <table:table-cell office:value-type="float" office:value="36734" table:style-name="ce11">
            <text:p>36,734</text:p>
          </table:table-cell>
          <table:table-cell office:value-type="float" office:value="34994" table:style-name="ce10">
            <text:p>34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45" table:style-name="ce53">
            <text:p>5,345</text:p>
          </table:table-cell>
          <table:table-cell office:value-type="float" office:value="14778" table:style-name="ce11">
            <text:p>14,778</text:p>
          </table:table-cell>
          <table:table-cell office:value-type="float" office:value="7905" table:style-name="ce11">
            <text:p>7,905</text:p>
          </table:table-cell>
          <table:table-cell office:value-type="float" office:value="6873" table:style-name="ce10">
            <text:p>6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39" table:style-name="ce53">
            <text:p>10,639</text:p>
          </table:table-cell>
          <table:table-cell office:value-type="float" office:value="32013" table:style-name="ce11">
            <text:p>32,013</text:p>
          </table:table-cell>
          <table:table-cell office:value-type="float" office:value="16847" table:style-name="ce11">
            <text:p>16,847</text:p>
          </table:table-cell>
          <table:table-cell office:value-type="float" office:value="15166" table:style-name="ce10">
            <text:p>15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866" table:style-name="ce53">
            <text:p>8,866</text:p>
          </table:table-cell>
          <table:table-cell office:value-type="float" office:value="23377" table:style-name="ce11">
            <text:p>23,377</text:p>
          </table:table-cell>
          <table:table-cell office:value-type="float" office:value="12412" table:style-name="ce11">
            <text:p>12,412</text:p>
          </table:table-cell>
          <table:table-cell office:value-type="float" office:value="10965" table:style-name="ce10">
            <text:p>10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42" table:style-name="ce53">
            <text:p>9,242</text:p>
          </table:table-cell>
          <table:table-cell office:value-type="float" office:value="25018" table:style-name="ce11">
            <text:p>25,018</text:p>
          </table:table-cell>
          <table:table-cell office:value-type="float" office:value="13236" table:style-name="ce11">
            <text:p>13,236</text:p>
          </table:table-cell>
          <table:table-cell office:value-type="float" office:value="11782" table:style-name="ce10">
            <text:p>11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13" table:style-name="ce53">
            <text:p>7,413</text:p>
          </table:table-cell>
          <table:table-cell office:value-type="float" office:value="18522" table:style-name="ce11">
            <text:p>18,522</text:p>
          </table:table-cell>
          <table:table-cell office:value-type="float" office:value="9637" table:style-name="ce11">
            <text:p>9,637</text:p>
          </table:table-cell>
          <table:table-cell office:value-type="float" office:value="8885" table:style-name="ce10">
            <text:p>8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7" table:style-name="ce53">
            <text:p>5,777</text:p>
          </table:table-cell>
          <table:table-cell office:value-type="float" office:value="15613" table:style-name="ce11">
            <text:p>15,613</text:p>
          </table:table-cell>
          <table:table-cell office:value-type="float" office:value="8378" table:style-name="ce11">
            <text:p>8,378</text:p>
          </table:table-cell>
          <table:table-cell office:value-type="float" office:value="7235" table:style-name="ce10">
            <text:p>7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82" table:style-name="ce53">
            <text:p>18,082</text:p>
          </table:table-cell>
          <table:table-cell office:value-type="float" office:value="49730" table:style-name="ce11">
            <text:p>49,730</text:p>
          </table:table-cell>
          <table:table-cell office:value-type="float" office:value="25662" table:style-name="ce11">
            <text:p>25,662</text:p>
          </table:table-cell>
          <table:table-cell office:value-type="float" office:value="24068" table:style-name="ce10">
            <text:p>24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93" table:style-name="ce53">
            <text:p>15,993</text:p>
          </table:table-cell>
          <table:table-cell office:value-type="float" office:value="45050" table:style-name="ce11">
            <text:p>45,050</text:p>
          </table:table-cell>
          <table:table-cell office:value-type="float" office:value="23461" table:style-name="ce11">
            <text:p>23,461</text:p>
          </table:table-cell>
          <table:table-cell office:value-type="float" office:value="21589" table:style-name="ce10">
            <text:p>21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4" table:style-name="ce53">
            <text:p>11,704</text:p>
          </table:table-cell>
          <table:table-cell office:value-type="float" office:value="36042" table:style-name="ce11">
            <text:p>36,042</text:p>
          </table:table-cell>
          <table:table-cell office:value-type="float" office:value="19217" table:style-name="ce11">
            <text:p>19,217</text:p>
          </table:table-cell>
          <table:table-cell office:value-type="float" office:value="16825" table:style-name="ce10">
            <text:p>16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8" table:style-name="ce53">
            <text:p>6,758</text:p>
          </table:table-cell>
          <table:table-cell office:value-type="float" office:value="19541" table:style-name="ce11">
            <text:p>19,541</text:p>
          </table:table-cell>
          <table:table-cell office:value-type="float" office:value="10396" table:style-name="ce11">
            <text:p>10,396</text:p>
          </table:table-cell>
          <table:table-cell office:value-type="float" office:value="9145" table:style-name="ce10">
            <text:p>9,1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55" table:style-name="ce53">
            <text:p>4,255</text:p>
          </table:table-cell>
          <table:table-cell office:value-type="float" office:value="11620" table:style-name="ce11">
            <text:p>11,620</text:p>
          </table:table-cell>
          <table:table-cell office:value-type="float" office:value="6289" table:style-name="ce11">
            <text:p>6,289</text:p>
          </table:table-cell>
          <table:table-cell office:value-type="float" office:value="5331" table:style-name="ce10">
            <text:p>5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3">
            <text:p>1,932</text:p>
          </table:table-cell>
          <table:table-cell office:value-type="float" office:value="4577" table:style-name="ce11">
            <text:p>4,577</text:p>
          </table:table-cell>
          <table:table-cell office:value-type="float" office:value="2373" table:style-name="ce11">
            <text:p>2,373</text:p>
          </table:table-cell>
          <table:table-cell office:value-type="float" office:value="2204" table:style-name="ce10">
            <text:p>2,2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934" table:style-name="ce54">
            <text:p>1,934</text:p>
          </table:table-cell>
          <table:table-cell office:value-type="float" office:value="5622" table:style-name="ce18">
            <text:p>5,622</text:p>
          </table:table-cell>
          <table:table-cell office:value-type="float" office:value="2962" table:style-name="ce18">
            <text:p>2,962</text:p>
          </table:table-cell>
          <table:table-cell office:value-type="float" office:value="2660" table:style-name="ce17">
            <text:p>2,66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721" table:style-name="ce72">
            <text:p>286,721</text:p>
          </table:table-cell>
          <table:table-cell office:value-type="float" office:value="830697" table:style-name="ce80">
            <text:p>830,697</text:p>
          </table:table-cell>
          <table:table-cell office:value-type="float" office:value="424893" table:style-name="ce80">
            <text:p>424,893</text:p>
          </table:table-cell>
          <table:table-cell office:value-type="float" office:value="405804" table:style-name="ce74">
            <text:p>405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240" table:style-name="ce53">
            <text:p>74,240</text:p>
          </table:table-cell>
          <table:table-cell office:value-type="float" office:value="200554" table:style-name="ce11">
            <text:p>200,554</text:p>
          </table:table-cell>
          <table:table-cell office:value-type="float" office:value="99178" table:style-name="ce11">
            <text:p>99,178</text:p>
          </table:table-cell>
          <table:table-cell office:value-type="float" office:value="101376" table:style-name="ce10">
            <text:p>101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70" table:style-name="ce53">
            <text:p>19,470</text:p>
          </table:table-cell>
          <table:table-cell office:value-type="float" office:value="54431" table:style-name="ce11">
            <text:p>54,431</text:p>
          </table:table-cell>
          <table:table-cell office:value-type="float" office:value="27188" table:style-name="ce11">
            <text:p>27,188</text:p>
          </table:table-cell>
          <table:table-cell office:value-type="float" office:value="27243" table:style-name="ce10">
            <text:p>27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727" table:style-name="ce53">
            <text:p>16,727</text:p>
          </table:table-cell>
          <table:table-cell office:value-type="float" office:value="47937" table:style-name="ce11">
            <text:p>47,937</text:p>
          </table:table-cell>
          <table:table-cell office:value-type="float" office:value="24214" table:style-name="ce11">
            <text:p>24,214</text:p>
          </table:table-cell>
          <table:table-cell office:value-type="float" office:value="23723" table:style-name="ce10">
            <text:p>23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42" table:style-name="ce53">
            <text:p>11,542</text:p>
          </table:table-cell>
          <table:table-cell office:value-type="float" office:value="30669" table:style-name="ce11">
            <text:p>30,669</text:p>
          </table:table-cell>
          <table:table-cell office:value-type="float" office:value="15719" table:style-name="ce11">
            <text:p>15,719</text:p>
          </table:table-cell>
          <table:table-cell office:value-type="float" office:value="14950" table:style-name="ce10">
            <text:p>14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69" table:style-name="ce53">
            <text:p>14,969</text:p>
          </table:table-cell>
          <table:table-cell office:value-type="float" office:value="50961" table:style-name="ce11">
            <text:p>50,961</text:p>
          </table:table-cell>
          <table:table-cell office:value-type="float" office:value="26404" table:style-name="ce11">
            <text:p>26,404</text:p>
          </table:table-cell>
          <table:table-cell office:value-type="float" office:value="24557" table:style-name="ce10">
            <text:p>24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74" table:style-name="ce53">
            <text:p>10,174</text:p>
          </table:table-cell>
          <table:table-cell office:value-type="float" office:value="30067" table:style-name="ce11">
            <text:p>30,067</text:p>
          </table:table-cell>
          <table:table-cell office:value-type="float" office:value="15674" table:style-name="ce11">
            <text:p>15,674</text:p>
          </table:table-cell>
          <table:table-cell office:value-type="float" office:value="14393" table:style-name="ce10">
            <text:p>14,3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06" table:style-name="ce53">
            <text:p>3,806</text:p>
          </table:table-cell>
          <table:table-cell office:value-type="float" office:value="11088" table:style-name="ce11">
            <text:p>11,088</text:p>
          </table:table-cell>
          <table:table-cell office:value-type="float" office:value="5762" table:style-name="ce11">
            <text:p>5,762</text:p>
          </table:table-cell>
          <table:table-cell office:value-type="float" office:value="5326" table:style-name="ce10">
            <text:p>5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85" table:style-name="ce53">
            <text:p>6,985</text:p>
          </table:table-cell>
          <table:table-cell office:value-type="float" office:value="22088" table:style-name="ce11">
            <text:p>22,088</text:p>
          </table:table-cell>
          <table:table-cell office:value-type="float" office:value="11435" table:style-name="ce11">
            <text:p>11,435</text:p>
          </table:table-cell>
          <table:table-cell office:value-type="float" office:value="10653" table:style-name="ce10">
            <text:p>10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06" table:style-name="ce53">
            <text:p>8,206</text:p>
          </table:table-cell>
          <table:table-cell office:value-type="float" office:value="26557" table:style-name="ce11">
            <text:p>26,557</text:p>
          </table:table-cell>
          <table:table-cell office:value-type="float" office:value="13515" table:style-name="ce11">
            <text:p>13,515</text:p>
          </table:table-cell>
          <table:table-cell office:value-type="float" office:value="13042" table:style-name="ce10">
            <text:p>13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7" table:style-name="ce53">
            <text:p>7,857</text:p>
          </table:table-cell>
          <table:table-cell office:value-type="float" office:value="26028" table:style-name="ce11">
            <text:p>26,028</text:p>
          </table:table-cell>
          <table:table-cell office:value-type="float" office:value="13534" table:style-name="ce11">
            <text:p>13,534</text:p>
          </table:table-cell>
          <table:table-cell office:value-type="float" office:value="12494" table:style-name="ce10">
            <text:p>12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96" table:style-name="ce53">
            <text:p>9,296</text:p>
          </table:table-cell>
          <table:table-cell office:value-type="float" office:value="24659" table:style-name="ce11">
            <text:p>24,659</text:p>
          </table:table-cell>
          <table:table-cell office:value-type="float" office:value="13144" table:style-name="ce11">
            <text:p>13,144</text:p>
          </table:table-cell>
          <table:table-cell office:value-type="float" office:value="11515" table:style-name="ce10">
            <text:p>11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8" table:style-name="ce53">
            <text:p>6,508</text:p>
          </table:table-cell>
          <table:table-cell office:value-type="float" office:value="20579" table:style-name="ce11">
            <text:p>20,579</text:p>
          </table:table-cell>
          <table:table-cell office:value-type="float" office:value="10764" table:style-name="ce11">
            <text:p>10,764</text:p>
          </table:table-cell>
          <table:table-cell office:value-type="float" office:value="9815" table:style-name="ce10">
            <text:p>9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650" table:style-name="ce53">
            <text:p>18,650</text:p>
          </table:table-cell>
          <table:table-cell office:value-type="float" office:value="54784" table:style-name="ce11">
            <text:p>54,784</text:p>
          </table:table-cell>
          <table:table-cell office:value-type="float" office:value="28306" table:style-name="ce11">
            <text:p>28,306</text:p>
          </table:table-cell>
          <table:table-cell office:value-type="float" office:value="26478" table:style-name="ce10">
            <text:p>26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30" table:style-name="ce53">
            <text:p>5,630</text:p>
          </table:table-cell>
          <table:table-cell office:value-type="float" office:value="17170" table:style-name="ce11">
            <text:p>17,170</text:p>
          </table:table-cell>
          <table:table-cell office:value-type="float" office:value="9129" table:style-name="ce11">
            <text:p>9,129</text:p>
          </table:table-cell>
          <table:table-cell office:value-type="float" office:value="8041" table:style-name="ce10">
            <text:p>8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5" table:style-name="ce53">
            <text:p>3,435</text:p>
          </table:table-cell>
          <table:table-cell office:value-type="float" office:value="9933" table:style-name="ce11">
            <text:p>9,933</text:p>
          </table:table-cell>
          <table:table-cell office:value-type="float" office:value="5263" table:style-name="ce11">
            <text:p>5,263</text:p>
          </table:table-cell>
          <table:table-cell office:value-type="float" office:value="4670" table:style-name="ce10">
            <text:p>4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34" table:style-name="ce53">
            <text:p>8,534</text:p>
          </table:table-cell>
          <table:table-cell office:value-type="float" office:value="24605" table:style-name="ce11">
            <text:p>24,605</text:p>
          </table:table-cell>
          <table:table-cell office:value-type="float" office:value="12894" table:style-name="ce11">
            <text:p>12,894</text:p>
          </table:table-cell>
          <table:table-cell office:value-type="float" office:value="11711" table:style-name="ce10">
            <text:p>11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19" table:style-name="ce53">
            <text:p>11,819</text:p>
          </table:table-cell>
          <table:table-cell office:value-type="float" office:value="35371" table:style-name="ce11">
            <text:p>35,371</text:p>
          </table:table-cell>
          <table:table-cell office:value-type="float" office:value="18339" table:style-name="ce11">
            <text:p>18,339</text:p>
          </table:table-cell>
          <table:table-cell office:value-type="float" office:value="17032" table:style-name="ce10">
            <text:p>17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5" table:style-name="ce53">
            <text:p>4,485</text:p>
          </table:table-cell>
          <table:table-cell office:value-type="float" office:value="15752" table:style-name="ce11">
            <text:p>15,752</text:p>
          </table:table-cell>
          <table:table-cell office:value-type="float" office:value="8005" table:style-name="ce11">
            <text:p>8,005</text:p>
          </table:table-cell>
          <table:table-cell office:value-type="float" office:value="7747" table:style-name="ce10">
            <text:p>7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46" table:style-name="ce53">
            <text:p>6,746</text:p>
          </table:table-cell>
          <table:table-cell office:value-type="float" office:value="18140" table:style-name="ce11">
            <text:p>18,140</text:p>
          </table:table-cell>
          <table:table-cell office:value-type="float" office:value="9284" table:style-name="ce11">
            <text:p>9,284</text:p>
          </table:table-cell>
          <table:table-cell office:value-type="float" office:value="8856" table:style-name="ce10">
            <text:p>8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0" table:style-name="ce53">
            <text:p>3,710</text:p>
          </table:table-cell>
          <table:table-cell office:value-type="float" office:value="10687" table:style-name="ce11">
            <text:p>10,687</text:p>
          </table:table-cell>
          <table:table-cell office:value-type="float" office:value="5492" table:style-name="ce11">
            <text:p>5,492</text:p>
          </table:table-cell>
          <table:table-cell office:value-type="float" office:value="5195" table:style-name="ce10">
            <text:p>5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3" table:style-name="ce53">
            <text:p>6,983</text:p>
          </table:table-cell>
          <table:table-cell office:value-type="float" office:value="19459" table:style-name="ce11">
            <text:p>19,459</text:p>
          </table:table-cell>
          <table:table-cell office:value-type="float" office:value="10108" table:style-name="ce11">
            <text:p>10,108</text:p>
          </table:table-cell>
          <table:table-cell office:value-type="float" office:value="9351" table:style-name="ce10">
            <text:p>9,3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86" table:style-name="ce53">
            <text:p>4,486</text:p>
          </table:table-cell>
          <table:table-cell office:value-type="float" office:value="12342" table:style-name="ce11">
            <text:p>12,342</text:p>
          </table:table-cell>
          <table:table-cell office:value-type="float" office:value="6773" table:style-name="ce11">
            <text:p>6,773</text:p>
          </table:table-cell>
          <table:table-cell office:value-type="float" office:value="5569" table:style-name="ce10">
            <text:p>5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3" table:style-name="ce53">
            <text:p>3,463</text:p>
          </table:table-cell>
          <table:table-cell office:value-type="float" office:value="8622" table:style-name="ce11">
            <text:p>8,622</text:p>
          </table:table-cell>
          <table:table-cell office:value-type="float" office:value="4631" table:style-name="ce11">
            <text:p>4,631</text:p>
          </table:table-cell>
          <table:table-cell office:value-type="float" office:value="3991" table:style-name="ce10">
            <text:p>3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2" table:style-name="ce53">
            <text:p>3,012</text:p>
          </table:table-cell>
          <table:table-cell office:value-type="float" office:value="7816" table:style-name="ce11">
            <text:p>7,816</text:p>
          </table:table-cell>
          <table:table-cell office:value-type="float" office:value="4250" table:style-name="ce11">
            <text:p>4,250</text:p>
          </table:table-cell>
          <table:table-cell office:value-type="float" office:value="3566" table:style-name="ce10">
            <text:p>3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3" table:style-name="ce53">
            <text:p>2,113</text:p>
          </table:table-cell>
          <table:table-cell office:value-type="float" office:value="5470" table:style-name="ce11">
            <text:p>5,470</text:p>
          </table:table-cell>
          <table:table-cell office:value-type="float" office:value="2919" table:style-name="ce11">
            <text:p>2,919</text:p>
          </table:table-cell>
          <table:table-cell office:value-type="float" office:value="2551" table:style-name="ce10">
            <text:p>2,5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14" table:style-name="ce53">
            <text:p>2,314</text:p>
          </table:table-cell>
          <table:table-cell office:value-type="float" office:value="7645" table:style-name="ce11">
            <text:p>7,645</text:p>
          </table:table-cell>
          <table:table-cell office:value-type="float" office:value="3845" table:style-name="ce11">
            <text:p>3,845</text:p>
          </table:table-cell>
          <table:table-cell office:value-type="float" office:value="3800" table:style-name="ce10">
            <text:p>3,8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8" table:style-name="ce53">
            <text:p>1,058</text:p>
          </table:table-cell>
          <table:table-cell office:value-type="float" office:value="3233" table:style-name="ce11">
            <text:p>3,233</text:p>
          </table:table-cell>
          <table:table-cell office:value-type="float" office:value="1659" table:style-name="ce11">
            <text:p>1,659</text:p>
          </table:table-cell>
          <table:table-cell office:value-type="float" office:value="1574" table:style-name="ce10">
            <text:p>1,5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5" table:style-name="ce53">
            <text:p>2,055</text:p>
          </table:table-cell>
          <table:table-cell office:value-type="float" office:value="6734" table:style-name="ce11">
            <text:p>6,734</text:p>
          </table:table-cell>
          <table:table-cell office:value-type="float" office:value="3415" table:style-name="ce11">
            <text:p>3,415</text:p>
          </table:table-cell>
          <table:table-cell office:value-type="float" office:value="3319" table:style-name="ce10">
            <text:p>3,3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34" table:style-name="ce53">
            <text:p>1,334</text:p>
          </table:table-cell>
          <table:table-cell office:value-type="float" office:value="5247" table:style-name="ce11">
            <text:p>5,247</text:p>
          </table:table-cell>
          <table:table-cell office:value-type="float" office:value="2760" table:style-name="ce11">
            <text:p>2,760</text:p>
          </table:table-cell>
          <table:table-cell office:value-type="float" office:value="2487" table:style-name="ce10">
            <text:p>2,4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0" table:style-name="ce53">
            <text:p>2,240</text:p>
          </table:table-cell>
          <table:table-cell office:value-type="float" office:value="7478" table:style-name="ce11">
            <text:p>7,478</text:p>
          </table:table-cell>
          <table:table-cell office:value-type="float" office:value="3781" table:style-name="ce11">
            <text:p>3,781</text:p>
          </table:table-cell>
          <table:table-cell office:value-type="float" office:value="3697" table:style-name="ce10">
            <text:p>3,6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394" table:style-name="ce53">
            <text:p>1,394</text:p>
          </table:table-cell>
          <table:table-cell office:value-type="float" office:value="4864" table:style-name="ce11">
            <text:p>4,864</text:p>
          </table:table-cell>
          <table:table-cell office:value-type="float" office:value="2497" table:style-name="ce11">
            <text:p>2,497</text:p>
          </table:table-cell>
          <table:table-cell office:value-type="float" office:value="2367" table:style-name="ce10">
            <text:p>2,3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56" table:style-name="ce53">
            <text:p>1,556</text:p>
          </table:table-cell>
          <table:table-cell office:value-type="float" office:value="4809" table:style-name="ce11">
            <text:p>4,809</text:p>
          </table:table-cell>
          <table:table-cell office:value-type="float" office:value="2493" table:style-name="ce11">
            <text:p>2,493</text:p>
          </table:table-cell>
          <table:table-cell office:value-type="float" office:value="2316" table:style-name="ce10">
            <text:p>2,31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24" table:style-name="ce54">
            <text:p>1,924</text:p>
          </table:table-cell>
          <table:table-cell office:value-type="float" office:value="4918" table:style-name="ce18">
            <text:p>4,918</text:p>
          </table:table-cell>
          <table:table-cell office:value-type="float" office:value="2519" table:style-name="ce18">
            <text:p>2,519</text:p>
          </table:table-cell>
          <table:table-cell office:value-type="float" office:value="2399" table:style-name="ce17">
            <text:p>2,39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872" table:style-name="ce72">
            <text:p>82,872</text:p>
          </table:table-cell>
          <table:table-cell office:value-type="float" office:value="219686" table:style-name="ce80">
            <text:p>219,686</text:p>
          </table:table-cell>
          <table:table-cell office:value-type="float" office:value="113451" table:style-name="ce80">
            <text:p>113,451</text:p>
          </table:table-cell>
          <table:table-cell office:value-type="float" office:value="106235" table:style-name="ce74">
            <text:p>106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749" table:style-name="ce53">
            <text:p>39,749</text:p>
          </table:table-cell>
          <table:table-cell office:value-type="float" office:value="106018" table:style-name="ce11">
            <text:p>106,018</text:p>
          </table:table-cell>
          <table:table-cell office:value-type="float" office:value="53106" table:style-name="ce11">
            <text:p>53,106</text:p>
          </table:table-cell>
          <table:table-cell office:value-type="float" office:value="52912" table:style-name="ce10">
            <text:p>52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88" table:style-name="ce53">
            <text:p>5,388</text:p>
          </table:table-cell>
          <table:table-cell office:value-type="float" office:value="14256" table:style-name="ce11">
            <text:p>14,256</text:p>
          </table:table-cell>
          <table:table-cell office:value-type="float" office:value="7520" table:style-name="ce11">
            <text:p>7,520</text:p>
          </table:table-cell>
          <table:table-cell office:value-type="float" office:value="6736" table:style-name="ce10">
            <text:p>6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77" table:style-name="ce53">
            <text:p>3,177</text:p>
          </table:table-cell>
          <table:table-cell office:value-type="float" office:value="8752" table:style-name="ce11">
            <text:p>8,752</text:p>
          </table:table-cell>
          <table:table-cell office:value-type="float" office:value="4557" table:style-name="ce11">
            <text:p>4,557</text:p>
          </table:table-cell>
          <table:table-cell office:value-type="float" office:value="4195" table:style-name="ce10">
            <text:p>4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21" table:style-name="ce53">
            <text:p>6,721</text:p>
          </table:table-cell>
          <table:table-cell office:value-type="float" office:value="17433" table:style-name="ce11">
            <text:p>17,433</text:p>
          </table:table-cell>
          <table:table-cell office:value-type="float" office:value="9200" table:style-name="ce11">
            <text:p>9,200</text:p>
          </table:table-cell>
          <table:table-cell office:value-type="float" office:value="8233" table:style-name="ce10">
            <text:p>8,2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3" table:style-name="ce53">
            <text:p>2,503</text:p>
          </table:table-cell>
          <table:table-cell office:value-type="float" office:value="6122" table:style-name="ce11">
            <text:p>6,122</text:p>
          </table:table-cell>
          <table:table-cell office:value-type="float" office:value="3198" table:style-name="ce11">
            <text:p>3,198</text:p>
          </table:table-cell>
          <table:table-cell office:value-type="float" office:value="2924" table:style-name="ce10">
            <text:p>2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69" table:style-name="ce53">
            <text:p>4,669</text:p>
          </table:table-cell>
          <table:table-cell office:value-type="float" office:value="11157" table:style-name="ce11">
            <text:p>11,157</text:p>
          </table:table-cell>
          <table:table-cell office:value-type="float" office:value="5944" table:style-name="ce11">
            <text:p>5,944</text:p>
          </table:table-cell>
          <table:table-cell office:value-type="float" office:value="5213" table:style-name="ce10">
            <text:p>5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59" table:style-name="ce53">
            <text:p>3,759</text:p>
          </table:table-cell>
          <table:table-cell office:value-type="float" office:value="8526" table:style-name="ce11">
            <text:p>8,526</text:p>
          </table:table-cell>
          <table:table-cell office:value-type="float" office:value="4732" table:style-name="ce11">
            <text:p>4,732</text:p>
          </table:table-cell>
          <table:table-cell office:value-type="float" office:value="3794" table:style-name="ce10">
            <text:p>3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8" table:style-name="ce53">
            <text:p>2,928</text:p>
          </table:table-cell>
          <table:table-cell office:value-type="float" office:value="7279" table:style-name="ce11">
            <text:p>7,279</text:p>
          </table:table-cell>
          <table:table-cell office:value-type="float" office:value="4121" table:style-name="ce11">
            <text:p>4,121</text:p>
          </table:table-cell>
          <table:table-cell office:value-type="float" office:value="3158" table:style-name="ce10">
            <text:p>3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9" table:style-name="ce53">
            <text:p>3,049</text:p>
          </table:table-cell>
          <table:table-cell office:value-type="float" office:value="7979" table:style-name="ce11">
            <text:p>7,979</text:p>
          </table:table-cell>
          <table:table-cell office:value-type="float" office:value="4245" table:style-name="ce11">
            <text:p>4,245</text:p>
          </table:table-cell>
          <table:table-cell office:value-type="float" office:value="3734" table:style-name="ce10">
            <text:p>3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06" table:style-name="ce53">
            <text:p>3,206</text:p>
          </table:table-cell>
          <table:table-cell office:value-type="float" office:value="8263" table:style-name="ce11">
            <text:p>8,263</text:p>
          </table:table-cell>
          <table:table-cell office:value-type="float" office:value="4305" table:style-name="ce11">
            <text:p>4,305</text:p>
          </table:table-cell>
          <table:table-cell office:value-type="float" office:value="3958" table:style-name="ce10">
            <text:p>3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40" table:style-name="ce53">
            <text:p>1,140</text:p>
          </table:table-cell>
          <table:table-cell office:value-type="float" office:value="3877" table:style-name="ce11">
            <text:p>3,877</text:p>
          </table:table-cell>
          <table:table-cell office:value-type="float" office:value="2034" table:style-name="ce11">
            <text:p>2,034</text:p>
          </table:table-cell>
          <table:table-cell office:value-type="float" office:value="1843" table:style-name="ce10">
            <text:p>1,8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3">
            <text:p>1,068</text:p>
          </table:table-cell>
          <table:table-cell office:value-type="float" office:value="3555" table:style-name="ce11">
            <text:p>3,555</text:p>
          </table:table-cell>
          <table:table-cell office:value-type="float" office:value="1903" table:style-name="ce11">
            <text:p>1,903</text:p>
          </table:table-cell>
          <table:table-cell office:value-type="float" office:value="1652" table:style-name="ce10">
            <text:p>1,6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1" table:style-name="ce53">
            <text:p>1,091</text:p>
          </table:table-cell>
          <table:table-cell office:value-type="float" office:value="4229" table:style-name="ce11">
            <text:p>4,229</text:p>
          </table:table-cell>
          <table:table-cell office:value-type="float" office:value="2245" table:style-name="ce11">
            <text:p>2,245</text:p>
          </table:table-cell>
          <table:table-cell office:value-type="float" office:value="1984" table:style-name="ce10">
            <text:p>1,9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55" table:style-name="ce53">
            <text:p>1,455</text:p>
          </table:table-cell>
          <table:table-cell office:value-type="float" office:value="3529" table:style-name="ce11">
            <text:p>3,529</text:p>
          </table:table-cell>
          <table:table-cell office:value-type="float" office:value="1924" table:style-name="ce11">
            <text:p>1,924</text:p>
          </table:table-cell>
          <table:table-cell office:value-type="float" office:value="1605" table:style-name="ce10">
            <text:p>1,6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26" table:style-name="ce53">
            <text:p>1,126</text:p>
          </table:table-cell>
          <table:table-cell office:value-type="float" office:value="3643" table:style-name="ce11">
            <text:p>3,643</text:p>
          </table:table-cell>
          <table:table-cell office:value-type="float" office:value="1864" table:style-name="ce11">
            <text:p>1,864</text:p>
          </table:table-cell>
          <table:table-cell office:value-type="float" office:value="1779" table:style-name="ce10">
            <text:p>1,77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43" table:style-name="ce54">
            <text:p>1,843</text:p>
          </table:table-cell>
          <table:table-cell office:value-type="float" office:value="5068" table:style-name="ce18">
            <text:p>5,068</text:p>
          </table:table-cell>
          <table:table-cell office:value-type="float" office:value="2553" table:style-name="ce18">
            <text:p>2,553</text:p>
          </table:table-cell>
          <table:table-cell office:value-type="float" office:value="2515" table:style-name="ce17">
            <text:p>2,515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808" table:style-name="ce72">
            <text:p>125,808</text:p>
          </table:table-cell>
          <table:table-cell office:value-type="float" office:value="329462" table:style-name="ce80">
            <text:p>329,462</text:p>
          </table:table-cell>
          <table:table-cell office:value-type="float" office:value="167352" table:style-name="ce80">
            <text:p>167,352</text:p>
          </table:table-cell>
          <table:table-cell office:value-type="float" office:value="162110" table:style-name="ce74">
            <text:p>162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89" table:style-name="ce53">
            <text:p>41,489</text:p>
          </table:table-cell>
          <table:table-cell office:value-type="float" office:value="104417" table:style-name="ce11">
            <text:p>104,417</text:p>
          </table:table-cell>
          <table:table-cell office:value-type="float" office:value="50392" table:style-name="ce11">
            <text:p>50,392</text:p>
          </table:table-cell>
          <table:table-cell office:value-type="float" office:value="54025" table:style-name="ce10">
            <text:p>54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7" table:style-name="ce53">
            <text:p>4,407</text:p>
          </table:table-cell>
          <table:table-cell office:value-type="float" office:value="10887" table:style-name="ce11">
            <text:p>10,887</text:p>
          </table:table-cell>
          <table:table-cell office:value-type="float" office:value="5658" table:style-name="ce11">
            <text:p>5,658</text:p>
          </table:table-cell>
          <table:table-cell office:value-type="float" office:value="5229" table:style-name="ce10">
            <text:p>5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7" table:style-name="ce53">
            <text:p>8,907</text:p>
          </table:table-cell>
          <table:table-cell office:value-type="float" office:value="24418" table:style-name="ce11">
            <text:p>24,418</text:p>
          </table:table-cell>
          <table:table-cell office:value-type="float" office:value="12950" table:style-name="ce11">
            <text:p>12,950</text:p>
          </table:table-cell>
          <table:table-cell office:value-type="float" office:value="11468" table:style-name="ce10">
            <text:p>11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23" table:style-name="ce53">
            <text:p>7,723</text:p>
          </table:table-cell>
          <table:table-cell office:value-type="float" office:value="20204" table:style-name="ce11">
            <text:p>20,204</text:p>
          </table:table-cell>
          <table:table-cell office:value-type="float" office:value="10399" table:style-name="ce11">
            <text:p>10,399</text:p>
          </table:table-cell>
          <table:table-cell office:value-type="float" office:value="9805" table:style-name="ce10">
            <text:p>9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003" table:style-name="ce53">
            <text:p>32,003</text:p>
          </table:table-cell>
          <table:table-cell office:value-type="float" office:value="83756" table:style-name="ce11">
            <text:p>83,756</text:p>
          </table:table-cell>
          <table:table-cell office:value-type="float" office:value="42163" table:style-name="ce11">
            <text:p>42,163</text:p>
          </table:table-cell>
          <table:table-cell office:value-type="float" office:value="41593" table:style-name="ce10">
            <text:p>41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00" table:style-name="ce53">
            <text:p>7,200</text:p>
          </table:table-cell>
          <table:table-cell office:value-type="float" office:value="18085" table:style-name="ce11">
            <text:p>18,085</text:p>
          </table:table-cell>
          <table:table-cell office:value-type="float" office:value="9632" table:style-name="ce11">
            <text:p>9,632</text:p>
          </table:table-cell>
          <table:table-cell office:value-type="float" office:value="8453" table:style-name="ce10">
            <text:p>8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2" table:style-name="ce53">
            <text:p>5,012</text:p>
          </table:table-cell>
          <table:table-cell office:value-type="float" office:value="12925" table:style-name="ce11">
            <text:p>12,925</text:p>
          </table:table-cell>
          <table:table-cell office:value-type="float" office:value="6870" table:style-name="ce11">
            <text:p>6,870</text:p>
          </table:table-cell>
          <table:table-cell office:value-type="float" office:value="6055" table:style-name="ce10">
            <text:p>6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6" table:style-name="ce53">
            <text:p>1,706</text:p>
          </table:table-cell>
          <table:table-cell office:value-type="float" office:value="4381" table:style-name="ce11">
            <text:p>4,381</text:p>
          </table:table-cell>
          <table:table-cell office:value-type="float" office:value="2434" table:style-name="ce11">
            <text:p>2,434</text:p>
          </table:table-cell>
          <table:table-cell office:value-type="float" office:value="1947" table:style-name="ce10">
            <text:p>1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47" table:style-name="ce53">
            <text:p>4,747</text:p>
          </table:table-cell>
          <table:table-cell office:value-type="float" office:value="11664" table:style-name="ce11">
            <text:p>11,664</text:p>
          </table:table-cell>
          <table:table-cell office:value-type="float" office:value="6295" table:style-name="ce11">
            <text:p>6,295</text:p>
          </table:table-cell>
          <table:table-cell office:value-type="float" office:value="5369" table:style-name="ce10">
            <text:p>5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24" table:style-name="ce53">
            <text:p>4,024</text:p>
          </table:table-cell>
          <table:table-cell office:value-type="float" office:value="10436" table:style-name="ce11">
            <text:p>10,436</text:p>
          </table:table-cell>
          <table:table-cell office:value-type="float" office:value="5676" table:style-name="ce11">
            <text:p>5,676</text:p>
          </table:table-cell>
          <table:table-cell office:value-type="float" office:value="4760" table:style-name="ce10">
            <text:p>4,7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03" table:style-name="ce53">
            <text:p>4,803</text:p>
          </table:table-cell>
          <table:table-cell office:value-type="float" office:value="15850" table:style-name="ce11">
            <text:p>15,850</text:p>
          </table:table-cell>
          <table:table-cell office:value-type="float" office:value="8173" table:style-name="ce11">
            <text:p>8,173</text:p>
          </table:table-cell>
          <table:table-cell office:value-type="float" office:value="7677" table:style-name="ce10">
            <text:p>7,6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092" table:style-name="ce53">
            <text:p>2,092</text:p>
          </table:table-cell>
          <table:table-cell office:value-type="float" office:value="6387" table:style-name="ce11">
            <text:p>6,387</text:p>
          </table:table-cell>
          <table:table-cell office:value-type="float" office:value="3373" table:style-name="ce11">
            <text:p>3,373</text:p>
          </table:table-cell>
          <table:table-cell office:value-type="float" office:value="3014" table:style-name="ce10">
            <text:p>3,01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695" table:style-name="ce54">
            <text:p>1,695</text:p>
          </table:table-cell>
          <table:table-cell office:value-type="float" office:value="6052" table:style-name="ce18">
            <text:p>6,052</text:p>
          </table:table-cell>
          <table:table-cell office:value-type="float" office:value="3337" table:style-name="ce18">
            <text:p>3,337</text:p>
          </table:table-cell>
          <table:table-cell office:value-type="float" office:value="2715" table:style-name="ce17">
            <text:p>2,71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849" table:style-name="ce72">
            <text:p>39,849</text:p>
          </table:table-cell>
          <table:table-cell office:value-type="float" office:value="103956" table:style-name="ce80">
            <text:p>103,956</text:p>
          </table:table-cell>
          <table:table-cell office:value-type="float" office:value="53579" table:style-name="ce80">
            <text:p>53,579</text:p>
          </table:table-cell>
          <table:table-cell office:value-type="float" office:value="50377" table:style-name="ce74">
            <text:p>50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511" table:style-name="ce53">
            <text:p>24,511</text:p>
          </table:table-cell>
          <table:table-cell office:value-type="float" office:value="62209" table:style-name="ce11">
            <text:p>62,209</text:p>
          </table:table-cell>
          <table:table-cell office:value-type="float" office:value="31655" table:style-name="ce11">
            <text:p>31,655</text:p>
          </table:table-cell>
          <table:table-cell office:value-type="float" office:value="30554" table:style-name="ce10">
            <text:p>30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48" table:style-name="ce53">
            <text:p>5,548</text:p>
          </table:table-cell>
          <table:table-cell office:value-type="float" office:value="14506" table:style-name="ce11">
            <text:p>14,506</text:p>
          </table:table-cell>
          <table:table-cell office:value-type="float" office:value="7640" table:style-name="ce11">
            <text:p>7,640</text:p>
          </table:table-cell>
          <table:table-cell office:value-type="float" office:value="6866" table:style-name="ce10">
            <text:p>6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89" table:style-name="ce53">
            <text:p>3,389</text:p>
          </table:table-cell>
          <table:table-cell office:value-type="float" office:value="9789" table:style-name="ce11">
            <text:p>9,789</text:p>
          </table:table-cell>
          <table:table-cell office:value-type="float" office:value="5131" table:style-name="ce11">
            <text:p>5,131</text:p>
          </table:table-cell>
          <table:table-cell office:value-type="float" office:value="4658" table:style-name="ce10">
            <text:p>4,6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02" table:style-name="ce53">
            <text:p>3,002</text:p>
          </table:table-cell>
          <table:table-cell office:value-type="float" office:value="8413" table:style-name="ce11">
            <text:p>8,413</text:p>
          </table:table-cell>
          <table:table-cell office:value-type="float" office:value="4340" table:style-name="ce11">
            <text:p>4,340</text:p>
          </table:table-cell>
          <table:table-cell office:value-type="float" office:value="4073" table:style-name="ce10">
            <text:p>4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5" table:style-name="ce53">
            <text:p>2,025</text:p>
          </table:table-cell>
          <table:table-cell office:value-type="float" office:value="5185" table:style-name="ce11">
            <text:p>5,185</text:p>
          </table:table-cell>
          <table:table-cell office:value-type="float" office:value="2802" table:style-name="ce11">
            <text:p>2,802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4" table:style-name="ce54">
            <text:p>1,374</text:p>
          </table:table-cell>
          <table:table-cell office:value-type="float" office:value="3854" table:style-name="ce18">
            <text:p>3,854</text:p>
          </table:table-cell>
          <table:table-cell office:value-type="float" office:value="2011" table:style-name="ce18">
            <text:p>2,011</text:p>
          </table:table-cell>
          <table:table-cell office:value-type="float" office:value="1843" table:style-name="ce17">
            <text:p>1,84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809" table:style-name="ce72">
            <text:p>152,809</text:p>
          </table:table-cell>
          <table:table-cell office:value-type="float" office:value="371669" table:style-name="ce80">
            <text:p>371,669</text:p>
          </table:table-cell>
          <table:table-cell office:value-type="float" office:value="186037" table:style-name="ce80">
            <text:p>186,037</text:p>
          </table:table-cell>
          <table:table-cell office:value-type="float" office:value="185632" table:style-name="ce74">
            <text:p>185,63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633" table:style-name="ce53">
            <text:p>22,633</text:p>
          </table:table-cell>
          <table:table-cell office:value-type="float" office:value="52242" table:style-name="ce11">
            <text:p>52,242</text:p>
          </table:table-cell>
          <table:table-cell office:value-type="float" office:value="26698" table:style-name="ce11">
            <text:p>26,698</text:p>
          </table:table-cell>
          <table:table-cell office:value-type="float" office:value="25544" table:style-name="ce10">
            <text:p>25,54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448" table:style-name="ce53">
            <text:p>21,448</text:p>
          </table:table-cell>
          <table:table-cell office:value-type="float" office:value="54014" table:style-name="ce11">
            <text:p>54,014</text:p>
          </table:table-cell>
          <table:table-cell office:value-type="float" office:value="27136" table:style-name="ce11">
            <text:p>27,136</text:p>
          </table:table-cell>
          <table:table-cell office:value-type="float" office:value="26878" table:style-name="ce10">
            <text:p>26,87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660" table:style-name="ce53">
            <text:p>15,660</text:p>
          </table:table-cell>
          <table:table-cell office:value-type="float" office:value="38680" table:style-name="ce11">
            <text:p>38,680</text:p>
          </table:table-cell>
          <table:table-cell office:value-type="float" office:value="19420" table:style-name="ce11">
            <text:p>19,420</text:p>
          </table:table-cell>
          <table:table-cell office:value-type="float" office:value="19260" table:style-name="ce10">
            <text:p>19,26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15" table:style-name="ce53">
            <text:p>19,215</text:p>
          </table:table-cell>
          <table:table-cell office:value-type="float" office:value="44404" table:style-name="ce11">
            <text:p>44,404</text:p>
          </table:table-cell>
          <table:table-cell office:value-type="float" office:value="22001" table:style-name="ce11">
            <text:p>22,001</text:p>
          </table:table-cell>
          <table:table-cell office:value-type="float" office:value="22403" table:style-name="ce10">
            <text:p>22,40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76" table:style-name="ce53">
            <text:p>19,276</text:p>
          </table:table-cell>
          <table:table-cell office:value-type="float" office:value="47933" table:style-name="ce11">
            <text:p>47,933</text:p>
          </table:table-cell>
          <table:table-cell office:value-type="float" office:value="24284" table:style-name="ce11">
            <text:p>24,284</text:p>
          </table:table-cell>
          <table:table-cell office:value-type="float" office:value="23649" table:style-name="ce10">
            <text:p>23,64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435" table:style-name="ce53">
            <text:p>33,435</text:p>
          </table:table-cell>
          <table:table-cell office:value-type="float" office:value="82366" table:style-name="ce11">
            <text:p>82,366</text:p>
          </table:table-cell>
          <table:table-cell office:value-type="float" office:value="40742" table:style-name="ce11">
            <text:p>40,742</text:p>
          </table:table-cell>
          <table:table-cell office:value-type="float" office:value="41624" table:style-name="ce10">
            <text:p>41,62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142" table:style-name="ce54">
            <text:p>21,142</text:p>
          </table:table-cell>
          <table:table-cell office:value-type="float" office:value="52030" table:style-name="ce18">
            <text:p>52,030</text:p>
          </table:table-cell>
          <table:table-cell office:value-type="float" office:value="25756" table:style-name="ce18">
            <text:p>25,756</text:p>
          </table:table-cell>
          <table:table-cell office:value-type="float" office:value="26274" table:style-name="ce17">
            <text:p>26,27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2915" table:style-name="ce72">
            <text:p>162,915</text:p>
          </table:table-cell>
          <table:table-cell office:value-type="float" office:value="440409" table:style-name="ce80">
            <text:p>440,409</text:p>
          </table:table-cell>
          <table:table-cell office:value-type="float" office:value="217528" table:style-name="ce80">
            <text:p>217,528</text:p>
          </table:table-cell>
          <table:table-cell office:value-type="float" office:value="222881" table:style-name="ce74">
            <text:p>222,8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9175" table:style-name="ce53">
            <text:p>79,175</text:p>
          </table:table-cell>
          <table:table-cell office:value-type="float" office:value="212082" table:style-name="ce11">
            <text:p>212,082</text:p>
          </table:table-cell>
          <table:table-cell office:value-type="float" office:value="104363" table:style-name="ce11">
            <text:p>104,363</text:p>
          </table:table-cell>
          <table:table-cell office:value-type="float" office:value="107719" table:style-name="ce10">
            <text:p>107,7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582" table:style-name="ce53">
            <text:p>56,582</text:p>
          </table:table-cell>
          <table:table-cell office:value-type="float" office:value="150501" table:style-name="ce11">
            <text:p>150,501</text:p>
          </table:table-cell>
          <table:table-cell office:value-type="float" office:value="73601" table:style-name="ce11">
            <text:p>73,601</text:p>
          </table:table-cell>
          <table:table-cell office:value-type="float" office:value="76900" table:style-name="ce10">
            <text:p>76,90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158" table:style-name="ce54">
            <text:p>27,158</text:p>
          </table:table-cell>
          <table:table-cell office:value-type="float" office:value="77826" table:style-name="ce18">
            <text:p>77,826</text:p>
          </table:table-cell>
          <table:table-cell office:value-type="float" office:value="39564" table:style-name="ce18">
            <text:p>39,564</text:p>
          </table:table-cell>
          <table:table-cell office:value-type="float" office:value="38262" table:style-name="ce17">
            <text:p>38,262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410" table:style-name="ce72">
            <text:p>99,410</text:p>
          </table:table-cell>
          <table:table-cell office:value-type="float" office:value="269364" table:style-name="ce80">
            <text:p>269,364</text:p>
          </table:table-cell>
          <table:table-cell office:value-type="float" office:value="130955" table:style-name="ce80">
            <text:p>130,955</text:p>
          </table:table-cell>
          <table:table-cell office:value-type="float" office:value="138409" table:style-name="ce74">
            <text:p>138,4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66" table:style-name="ce53">
            <text:p>45,466</text:p>
          </table:table-cell>
          <table:table-cell office:value-type="float" office:value="122092" table:style-name="ce11">
            <text:p>122,092</text:p>
          </table:table-cell>
          <table:table-cell office:value-type="float" office:value="58781" table:style-name="ce11">
            <text:p>58,781</text:p>
          </table:table-cell>
          <table:table-cell office:value-type="float" office:value="63311" table:style-name="ce10">
            <text:p>63,31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944" table:style-name="ce54">
            <text:p>53,944</text:p>
          </table:table-cell>
          <table:table-cell office:value-type="float" office:value="147272" table:style-name="ce18">
            <text:p>147,272</text:p>
          </table:table-cell>
          <table:table-cell office:value-type="float" office:value="72174" table:style-name="ce18">
            <text:p>72,174</text:p>
          </table:table-cell>
          <table:table-cell office:value-type="float" office:value="75098" table:style-name="ce17">
            <text:p>75,09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853" table:style-name="ce72">
            <text:p>39,853</text:p>
          </table:table-cell>
          <table:table-cell office:value-type="float" office:value="137042" table:style-name="ce80">
            <text:p>137,042</text:p>
          </table:table-cell>
          <table:table-cell office:value-type="float" office:value="68495" table:style-name="ce80">
            <text:p>68,495</text:p>
          </table:table-cell>
          <table:table-cell office:value-type="float" office:value="68547" table:style-name="ce74">
            <text:p>68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867" table:style-name="ce53">
            <text:p>12,867</text:p>
          </table:table-cell>
          <table:table-cell office:value-type="float" office:value="43182" table:style-name="ce11">
            <text:p>43,182</text:p>
          </table:table-cell>
          <table:table-cell office:value-type="float" office:value="21553" table:style-name="ce11">
            <text:p>21,553</text:p>
          </table:table-cell>
          <table:table-cell office:value-type="float" office:value="21629" table:style-name="ce10">
            <text:p>21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884" table:style-name="ce53">
            <text:p>8,884</text:p>
          </table:table-cell>
          <table:table-cell office:value-type="float" office:value="29272" table:style-name="ce11">
            <text:p>29,272</text:p>
          </table:table-cell>
          <table:table-cell office:value-type="float" office:value="14716" table:style-name="ce11">
            <text:p>14,716</text:p>
          </table:table-cell>
          <table:table-cell office:value-type="float" office:value="14556" table:style-name="ce10">
            <text:p>14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95" table:style-name="ce53">
            <text:p>6,295</text:p>
          </table:table-cell>
          <table:table-cell office:value-type="float" office:value="20489" table:style-name="ce11">
            <text:p>20,489</text:p>
          </table:table-cell>
          <table:table-cell office:value-type="float" office:value="10143" table:style-name="ce11">
            <text:p>10,143</text:p>
          </table:table-cell>
          <table:table-cell office:value-type="float" office:value="10346" table:style-name="ce10">
            <text:p>10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540" table:style-name="ce53">
            <text:p>8,540</text:p>
          </table:table-cell>
          <table:table-cell office:value-type="float" office:value="30736" table:style-name="ce11">
            <text:p>30,736</text:p>
          </table:table-cell>
          <table:table-cell office:value-type="float" office:value="15507" table:style-name="ce11">
            <text:p>15,507</text:p>
          </table:table-cell>
          <table:table-cell office:value-type="float" office:value="15229" table:style-name="ce10">
            <text:p>15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33" table:style-name="ce53">
            <text:p>3,133</text:p>
          </table:table-cell>
          <table:table-cell office:value-type="float" office:value="12678" table:style-name="ce11">
            <text:p>12,678</text:p>
          </table:table-cell>
          <table:table-cell office:value-type="float" office:value="6229" table:style-name="ce11">
            <text:p>6,229</text:p>
          </table:table-cell>
          <table:table-cell office:value-type="float" office:value="6449" table:style-name="ce10">
            <text:p>6,44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5" table:style-name="ce18">
            <text:p>685</text:p>
          </table:table-cell>
          <table:table-cell office:value-type="float" office:value="347" table:style-name="ce18">
            <text:p>347</text:p>
          </table:table-cell>
          <table:table-cell office:value-type="float" office:value="338" table:style-name="ce17">
            <text:p>33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10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831" table:style-name="ce72">
            <text:p>2,831</text:p>
          </table:table-cell>
          <table:table-cell office:value-type="float" office:value="12823" table:style-name="ce80">
            <text:p>12,823</text:p>
          </table:table-cell>
          <table:table-cell office:value-type="float" office:value="7305" table:style-name="ce80">
            <text:p>7,305</text:p>
          </table:table-cell>
          <table:table-cell office:value-type="float" office:value="5518" table:style-name="ce74">
            <text:p>5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651" table:style-name="ce53">
            <text:p>1,651</text:p>
          </table:table-cell>
          <table:table-cell office:value-type="float" office:value="7511" table:style-name="ce11">
            <text:p>7,511</text:p>
          </table:table-cell>
          <table:table-cell office:value-type="float" office:value="4212" table:style-name="ce11">
            <text:p>4,212</text:p>
          </table:table-cell>
          <table:table-cell office:value-type="float" office:value="3299" table:style-name="ce10">
            <text:p>3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60" table:style-name="ce53">
            <text:p>560</text:p>
          </table:table-cell>
          <table:table-cell office:value-type="float" office:value="2365" table:style-name="ce11">
            <text:p>2,365</text:p>
          </table:table-cell>
          <table:table-cell office:value-type="float" office:value="1313" table:style-name="ce11">
            <text:p>1,313</text:p>
          </table:table-cell>
          <table:table-cell office:value-type="float" office:value="1052" table:style-name="ce10">
            <text:p>1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9" table:style-name="ce53">
            <text:p>289</text:p>
          </table:table-cell>
          <table:table-cell office:value-type="float" office:value="1610" table:style-name="ce11">
            <text:p>1,610</text:p>
          </table:table-cell>
          <table:table-cell office:value-type="float" office:value="979" table:style-name="ce11">
            <text:p>979</text:p>
          </table:table-cell>
          <table:table-cell office:value-type="float" office:value="631" table:style-name="ce10">
            <text:p>63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31" table:style-name="ce54">
            <text:p>331</text:p>
          </table:table-cell>
          <table:table-cell office:value-type="float" office:value="1337" table:style-name="ce18">
            <text:p>1,337</text:p>
          </table:table-cell>
          <table:table-cell office:value-type="float" office:value="801" table:style-name="ce18">
            <text:p>801</text:p>
          </table:table-cell>
          <table:table-cell office:value-type="float" office:value="536" table:style-name="ce17">
            <text:p>53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11-03T06:30:03Z</dc:date>
    <meta:print-date>2016-06-01T09:05:34Z</meta:print-date>
  </office:meta>
</office:document-meta>
</file>